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>
        <style:tab-stops>
          <style:tab-stop style:type="center" style:position="2.9527in"/>
        </style:tab-stops>
      </style:paragraph-properties>
    </style:style>
    <style:style style:name="P4" style:parent-style-name="Normal" style:family="paragraph">
      <style:paragraph-properties>
        <style:tab-stops>
          <style:tab-stop style:type="center" style:position="2.9527in"/>
        </style:tab-stops>
      </style:paragraph-properties>
    </style:style>
    <style:style style:name="P5" style:parent-style-name="Párrafodelista" style:list-style-name="LFO1" style:family="paragraph"/>
    <style:style style:name="P6" style:parent-style-name="Párrafodelista" style:list-style-name="LFO1" style:family="paragraph"/>
    <style:style style:name="P7" style:parent-style-name="Párrafodelista" style:list-style-name="LFO1" style:family="paragraph"/>
    <style:style style:name="P8" style:parent-style-name="Párrafodelista" style:list-style-name="LFO1" style:family="paragraph"/>
    <style:style style:name="P9" style:parent-style-name="Párrafodelista" style:list-style-name="LFO2" style:family="paragraph"/>
    <style:style style:name="P10" style:parent-style-name="Párrafodelista" style:list-style-name="LFO2" style:family="paragraph"/>
    <style:style style:name="P11" style:parent-style-name="Párrafodelista" style:list-style-name="LFO2" style:family="paragraph"/>
    <style:style style:name="P12" style:parent-style-name="Párrafodelista" style:list-style-name="LFO2" style:family="paragraph"/>
    <style:style style:family="graphic" style:name="a6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Plan Entrenamiento</text:p>
      <text:p text:style-name="P2"/>
      <text:p text:style-name="Normal">Nombre: Sebastian</text:p>
      <text:p text:style-name="Normal">Apellido: Ipolitti</text:p>
      <text:p text:style-name="Normal">Altura: 1,78m</text:p>
      <text:p text:style-name="Normal">Peso aproximado: 78kg</text:p>
      <text:p text:style-name="Normal">Objetivo:</text:p>
      <text:p text:style-name="Normal">- Aumento de masa muscular (complementación con deporte: fútbol)</text:p>
      <text:p text:style-name="Normal">- Trabajar la fuerza en tren inferior</text:p>
      <text:p text:style-name="Normal">Observaciones:<text:s/>Acumulación de líquido en la rodilla debido a un ganglio en el ligamento.</text:p>
      <text:p text:style-name="Normal"/>
      <text:p text:style-name="Normal">Dia 1:</text:p>
      <text:p text:style-name="Normal">Entrada en calor:<text:s/></text:p>
      <text:p text:style-name="Normal">4 vueltas: (descanso entre vuelta y vuelta 20”)</text:p>
      <text:p text:style-name="Normal">-Swing con kettlebell 10rr</text:p>
      <text:p text:style-name="Normal">-Sit ups 20r</text:p>
      <text:p text:style-name="Normal">-Plancha alta: toco hombros opuestos 10/10r</text:p>
      <text:p text:style-name="Normal">-Lumbares brazos y<text:s/>piernas extendidas (subo al mismo tiempo) 10r</text:p>
      <text:p text:style-name="Normal"><draw:custom-shape svg:x="2.26042in" svg:y="0.15972in" svg:width="0.25in" svg:height="0.75in" draw:z-index="251659264" draw:id="id0" draw:style-name="a0" draw:name="Cerrar llave 4" text:anchor-type="paragraph"><svg:title/><svg:desc/><draw:enhanced-geometry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0 - 5400000"/><draw:equation draw:name="f13" draw:formula="8333"/><draw:equation draw:name="f14" draw:formula="50000"/><draw:equation draw:name="f15" draw:formula="2700000 + ?f2"/><draw:equation draw:name="f16" draw:formula="?f8 / 21600"/><draw:equation draw:name="f17" draw:formula="?f7 / 21600"/><draw:equation draw:name="f18" draw:formula="21600 * ?f8"/><draw:equation draw:name="f19" draw:formula="21600 * ?f7"/><draw:equation draw:name="f20" draw:formula="min(?f17, ?f16)"/><draw:equation draw:name="f21" draw:formula="?f18 / ?f9"/><draw:equation draw:name="f22" draw:formula="?f19 / ?f9"/><draw:equation draw:name="f23" draw:formula="?f22 - ?f11"/><draw:equation draw:name="f24" draw:formula="?f21 - ?f11"/><draw:equation draw:name="f25" draw:formula="?f24 / 2"/><draw:equation draw:name="f26" draw:formula="min(?f24, ?f23)"/><draw:equation draw:name="f27" draw:formula="?f23 * ?f14"/><draw:equation draw:name="f28" draw:formula="?f11 + ?f25"/><draw:equation draw:name="f29" draw:formula="?f26 * ?f13"/><draw:equation draw:name="f30" draw:formula="?f27 / 100000"/><draw:equation draw:name="f31" draw:formula="?f15 - ?f2"/><draw:equation draw:name="f32" draw:formula="?f25 * ?f20"/><draw:equation draw:name="f33" draw:formula="?f29 / 100000"/><draw:equation draw:name="f34" draw:formula="?f31 + ?f2"/><draw:equation draw:name="f35" draw:formula="?f34 * ?f10 / ?f1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?f30 - ?f33"/><draw:equation draw:name="f44" draw:formula="?f22 - ?f33"/><draw:equation draw:name="f45" draw:formula="?f33 * ?f20"/><draw:equation draw:name="f46" draw:formula="?f39 * ?f25"/><draw:equation draw:name="f47" draw:formula="?f42 * ?f33"/><draw:equation draw:name="f48" draw:formula="?f11 + ?f46"/><draw:equation draw:name="f49" draw:formula="?f33 - ?f47"/><draw:equation draw:name="f50" draw:formula="?f22 + ?f47"/><draw:equation draw:name="f51" draw:formula="?f50 - ?f33"/><draw:equation draw:name="f52" draw:formula="21550000 - ?f2"/><draw:equation draw:name="f53" draw:formula="if(?f52, ?f2, 21550000)"/><draw:equation draw:name="f54" draw:formula="-21550000 - ?f53"/><draw:equation draw:name="f55" draw:formula="if(?f54, -21550000, ?f53)"/><draw:equation draw:name="f56" draw:formula="?f0 + ?f55"/><draw:equation draw:name="f57" draw:formula="?f0 + ?f2"/><draw:equation draw:name="f58" draw:formula="?f57 * ?f10 / ?f1"/><draw:equation draw:name="f59" draw:formula="0 - ?f58"/><draw:equation draw:name="f60" draw:formula="cos(?f59)"/><draw:equation draw:name="f61" draw:formula="0 - ?f60"/><draw:equation draw:name="f62" draw:formula="?f61 * ?f32"/><draw:equation draw:name="f63" draw:formula="sin(?f59)"/><draw:equation draw:name="f64" draw:formula="0 - ?f63"/><draw:equation draw:name="f65" draw:formula="?f64 * ?f45"/><draw:equation draw:name="f66" draw:formula="sqrt(?f62 * ?f62 + ?f65 * ?f65 + 0 * 0)"/><draw:equation draw:name="f67" draw:formula="?f32 * ?f45 / ?f66"/><draw:equation draw:name="f68" draw:formula="?f64 * ?f67"/><draw:equation draw:name="f69" draw:formula="?f11 - ?f68"/><draw:equation draw:name="f70" draw:formula="?f61 * ?f67"/><draw:equation draw:name="f71" draw:formula="?f11 - ?f70"/><draw:equation draw:name="f72" draw:formula="?f69 - ?f32"/><draw:equation draw:name="f73" draw:formula="?f71 - ?f45"/><draw:equation draw:name="f74" draw:formula="?f69 + ?f32"/><draw:equation draw:name="f75" draw:formula="?f71 + ?f45"/><draw:equation draw:name="f76" draw:formula="?f56 + ?f2"/><draw:equation draw:name="f77" draw:formula="?f76 * ?f10 / ?f1"/><draw:equation draw:name="f78" draw:formula="0 - ?f77"/><draw:equation draw:name="f79" draw:formula="cos(?f78)"/><draw:equation draw:name="f80" draw:formula="0 - ?f79"/><draw:equation draw:name="f81" draw:formula="?f80 * ?f32"/><draw:equation draw:name="f82" draw:formula="sin(?f78)"/><draw:equation draw:name="f83" draw:formula="0 - ?f82"/><draw:equation draw:name="f84" draw:formula="?f83 * ?f45"/><draw:equation draw:name="f85" draw:formula="sqrt(?f81 * ?f81 + ?f84 * ?f84 + 0 * 0)"/><draw:equation draw:name="f86" draw:formula="?f32 * ?f45 / ?f85"/><draw:equation draw:name="f87" draw:formula="?f83 * ?f86"/><draw:equation draw:name="f88" draw:formula="?f69 + ?f87"/><draw:equation draw:name="f89" draw:formula="?f80 * ?f86"/><draw:equation draw:name="f90" draw:formula="?f71 + ?f89"/><draw:equation draw:name="f91" draw:formula="if(?f55, ?f11, ?f72)"/><draw:equation draw:name="f92" draw:formula="if(?f55, ?f11, ?f73)"/><draw:equation draw:name="f93" draw:formula="if(?f55, ?f11, ?f74)"/><draw:equation draw:name="f94" draw:formula="if(?f55, ?f11, ?f75)"/><draw:equation draw:name="f95" draw:formula="if(?f55, ?f72, ?f88)"/><draw:equation draw:name="f96" draw:formula="if(?f55, ?f73, ?f90)"/><draw:equation draw:name="f97" draw:formula="if(?f55, ?f74, ?f88)"/><draw:equation draw:name="f98" draw:formula="if(?f55, ?f75, ?f90)"/><draw:equation draw:name="f99" draw:formula="21550000 - ?f12"/><draw:equation draw:name="f100" draw:formula="if(?f99, ?f12, 21550000)"/><draw:equation draw:name="f101" draw:formula="-21550000 - ?f100"/><draw:equation draw:name="f102" draw:formula="if(?f101, -21550000, ?f100)"/><draw:equation draw:name="f103" draw:formula="?f1 + ?f102"/><draw:equation draw:name="f104" draw:formula="?f1 + ?f2"/><draw:equation draw:name="f105" draw:formula="?f104 * ?f10 / ?f1"/><draw:equation draw:name="f106" draw:formula="0 - ?f105"/><draw:equation draw:name="f107" draw:formula="cos(?f106)"/><draw:equation draw:name="f108" draw:formula="0 - ?f107"/><draw:equation draw:name="f109" draw:formula="?f108 * ?f32"/><draw:equation draw:name="f110" draw:formula="sin(?f106)"/><draw:equation draw:name="f111" draw:formula="0 - ?f110"/><draw:equation draw:name="f112" draw:formula="?f111 * ?f45"/><draw:equation draw:name="f113" draw:formula="sqrt(?f109 * ?f109 + ?f112 * ?f112 + 0 * 0)"/><draw:equation draw:name="f114" draw:formula="?f32 * ?f45 / ?f113"/><draw:equation draw:name="f115" draw:formula="?f111 * ?f114"/><draw:equation draw:name="f116" draw:formula="?f28 - ?f115"/><draw:equation draw:name="f117" draw:formula="?f108 * ?f114"/><draw:equation draw:name="f118" draw:formula="?f43 - ?f117"/><draw:equation draw:name="f119" draw:formula="?f116 - ?f32"/><draw:equation draw:name="f120" draw:formula="?f118 - ?f45"/><draw:equation draw:name="f121" draw:formula="?f116 + ?f32"/><draw:equation draw:name="f122" draw:formula="?f118 + ?f45"/><draw:equation draw:name="f123" draw:formula="?f103 + ?f2"/><draw:equation draw:name="f124" draw:formula="?f123 * ?f10 / ?f1"/><draw:equation draw:name="f125" draw:formula="0 - ?f124"/><draw:equation draw:name="f126" draw:formula="cos(?f125)"/><draw:equation draw:name="f127" draw:formula="0 - ?f126"/><draw:equation draw:name="f128" draw:formula="?f127 * ?f32"/><draw:equation draw:name="f129" draw:formula="sin(?f125)"/><draw:equation draw:name="f130" draw:formula="0 - ?f129"/><draw:equation draw:name="f131" draw:formula="?f130 * ?f45"/><draw:equation draw:name="f132" draw:formula="sqrt(?f128 * ?f128 + ?f131 * ?f131 + 0 * 0)"/><draw:equation draw:name="f133" draw:formula="?f32 * ?f45 / ?f132"/><draw:equation draw:name="f134" draw:formula="?f130 * ?f133"/><draw:equation draw:name="f135" draw:formula="?f116 + ?f134"/><draw:equation draw:name="f136" draw:formula="?f127 * ?f133"/><draw:equation draw:name="f137" draw:formula="?f118 + ?f136"/><draw:equation draw:name="f138" draw:formula="if(?f102, ?f28, ?f119)"/><draw:equation draw:name="f139" draw:formula="if(?f102, ?f43, ?f120)"/><draw:equation draw:name="f140" draw:formula="if(?f102, ?f28, ?f121)"/><draw:equation draw:name="f141" draw:formula="if(?f102, ?f43, ?f122)"/><draw:equation draw:name="f142" draw:formula="if(?f102, ?f119, ?f135)"/><draw:equation draw:name="f143" draw:formula="if(?f102, ?f120, ?f137)"/><draw:equation draw:name="f144" draw:formula="if(?f102, ?f121, ?f135)"/><draw:equation draw:name="f145" draw:formula="if(?f102, ?f122, ?f137)"/><draw:equation draw:name="f146" draw:formula="?f0 + ?f102"/><draw:equation draw:name="f147" draw:formula="?f135 - ?f68"/><draw:equation draw:name="f148" draw:formula="?f137 - ?f70"/><draw:equation draw:name="f149" draw:formula="?f147 - ?f32"/><draw:equation draw:name="f150" draw:formula="?f148 - ?f45"/><draw:equation draw:name="f151" draw:formula="?f147 + ?f32"/><draw:equation draw:name="f152" draw:formula="?f148 + ?f45"/><draw:equation draw:name="f153" draw:formula="?f146 + ?f2"/><draw:equation draw:name="f154" draw:formula="?f153 * ?f10 / ?f1"/><draw:equation draw:name="f155" draw:formula="0 - ?f154"/><draw:equation draw:name="f156" draw:formula="cos(?f155)"/><draw:equation draw:name="f157" draw:formula="0 - ?f156"/><draw:equation draw:name="f158" draw:formula="?f157 * ?f32"/><draw:equation draw:name="f159" draw:formula="sin(?f155)"/><draw:equation draw:name="f160" draw:formula="0 - ?f159"/><draw:equation draw:name="f161" draw:formula="?f160 * ?f45"/><draw:equation draw:name="f162" draw:formula="sqrt(?f158 * ?f158 + ?f161 * ?f161 + 0 * 0)"/><draw:equation draw:name="f163" draw:formula="?f32 * ?f45 / ?f162"/><draw:equation draw:name="f164" draw:formula="?f160 * ?f163"/><draw:equation draw:name="f165" draw:formula="?f147 + ?f164"/><draw:equation draw:name="f166" draw:formula="?f157 * ?f163"/><draw:equation draw:name="f167" draw:formula="?f148 + ?f166"/><draw:equation draw:name="f168" draw:formula="if(?f102, ?f135, ?f149)"/><draw:equation draw:name="f169" draw:formula="if(?f102, ?f137, ?f150)"/><draw:equation draw:name="f170" draw:formula="if(?f102, ?f135, ?f151)"/><draw:equation draw:name="f171" draw:formula="if(?f102, ?f137, ?f152)"/><draw:equation draw:name="f172" draw:formula="if(?f102, ?f149, ?f165)"/><draw:equation draw:name="f173" draw:formula="if(?f102, ?f150, ?f167)"/><draw:equation draw:name="f174" draw:formula="if(?f102, ?f151, ?f165)"/><draw:equation draw:name="f175" draw:formula="if(?f102, ?f152, ?f167)"/><draw:equation draw:name="f176" draw:formula="?f11 + ?f55"/><draw:equation draw:name="f177" draw:formula="?f11 + ?f2"/><draw:equation draw:name="f178" draw:formula="?f177 * ?f10 / ?f1"/><draw:equation draw:name="f179" draw:formula="0 - ?f178"/><draw:equation draw:name="f180" draw:formula="cos(?f179)"/><draw:equation draw:name="f181" draw:formula="0 - ?f180"/><draw:equation draw:name="f182" draw:formula="?f181 * ?f32"/><draw:equation draw:name="f183" draw:formula="sin(?f179)"/><draw:equation draw:name="f184" draw:formula="0 - ?f183"/><draw:equation draw:name="f185" draw:formula="?f184 * ?f45"/><draw:equation draw:name="f186" draw:formula="sqrt(?f182 * ?f182 + ?f185 * ?f185 + 0 * 0)"/><draw:equation draw:name="f187" draw:formula="?f32 * ?f45 / ?f186"/><draw:equation draw:name="f188" draw:formula="?f184 * ?f187"/><draw:equation draw:name="f189" draw:formula="?f28 - ?f188"/><draw:equation draw:name="f190" draw:formula="?f181 * ?f187"/><draw:equation draw:name="f191" draw:formula="?f44 - ?f190"/><draw:equation draw:name="f192" draw:formula="?f189 - ?f32"/><draw:equation draw:name="f193" draw:formula="?f191 - ?f45"/><draw:equation draw:name="f194" draw:formula="?f189 + ?f32"/><draw:equation draw:name="f195" draw:formula="?f191 + ?f45"/><draw:equation draw:name="f196" draw:formula="?f176 + ?f2"/><draw:equation draw:name="f197" draw:formula="?f196 * ?f10 / ?f1"/><draw:equation draw:name="f198" draw:formula="0 - ?f197"/><draw:equation draw:name="f199" draw:formula="cos(?f198)"/><draw:equation draw:name="f200" draw:formula="0 - ?f199"/><draw:equation draw:name="f201" draw:formula="?f200 * ?f32"/><draw:equation draw:name="f202" draw:formula="sin(?f198)"/><draw:equation draw:name="f203" draw:formula="0 - ?f202"/><draw:equation draw:name="f204" draw:formula="?f203 * ?f45"/><draw:equation draw:name="f205" draw:formula="sqrt(?f201 * ?f201 + ?f204 * ?f204 + 0 * 0)"/><draw:equation draw:name="f206" draw:formula="?f32 * ?f45 / ?f205"/><draw:equation draw:name="f207" draw:formula="?f203 * ?f206"/><draw:equation draw:name="f208" draw:formula="?f189 + ?f207"/><draw:equation draw:name="f209" draw:formula="?f200 * ?f206"/><draw:equation draw:name="f210" draw:formula="?f191 + ?f209"/><draw:equation draw:name="f211" draw:formula="if(?f55, ?f28, ?f192)"/><draw:equation draw:name="f212" draw:formula="if(?f55, ?f44, ?f193)"/><draw:equation draw:name="f213" draw:formula="if(?f55, ?f28, ?f194)"/><draw:equation draw:name="f214" draw:formula="if(?f55, ?f44, ?f195)"/><draw:equation draw:name="f215" draw:formula="if(?f55, ?f192, ?f208)"/><draw:equation draw:name="f216" draw:formula="if(?f55, ?f193, ?f210)"/><draw:equation draw:name="f217" draw:formula="if(?f55, ?f194, ?f208)"/><draw:equation draw:name="f218" draw:formula="if(?f55, ?f195, ?f210)"/></draw:enhanced-geometry></draw:custom-shape>Ejercicios:</text:p>
      <text:p text:style-name="P3">-Press banco plano con barra<text:s/>8/8/6/6<text:tab/></text:p>
      <text:p text:style-name="Normal">-Sentadillas con barra 6/6/6/6</text:p>
      <text:p text:style-name="Normal"><draw:custom-shape svg:x="2.48333in" svg:y="0.13681in" svg:width="0.25in" svg:height="0.75in" draw:z-index="251661312" draw:id="id1" draw:style-name="a1" draw:name="Cerrar llave 6" text:anchor-type="paragraph"><svg:title/><svg:desc/><draw:enhanced-geometry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0 - 5400000"/><draw:equation draw:name="f13" draw:formula="8333"/><draw:equation draw:name="f14" draw:formula="50000"/><draw:equation draw:name="f15" draw:formula="2700000 + ?f2"/><draw:equation draw:name="f16" draw:formula="?f8 / 21600"/><draw:equation draw:name="f17" draw:formula="?f7 / 21600"/><draw:equation draw:name="f18" draw:formula="21600 * ?f8"/><draw:equation draw:name="f19" draw:formula="21600 * ?f7"/><draw:equation draw:name="f20" draw:formula="min(?f17, ?f16)"/><draw:equation draw:name="f21" draw:formula="?f18 / ?f9"/><draw:equation draw:name="f22" draw:formula="?f19 / ?f9"/><draw:equation draw:name="f23" draw:formula="?f22 - ?f11"/><draw:equation draw:name="f24" draw:formula="?f21 - ?f11"/><draw:equation draw:name="f25" draw:formula="?f24 / 2"/><draw:equation draw:name="f26" draw:formula="min(?f24, ?f23)"/><draw:equation draw:name="f27" draw:formula="?f23 * ?f14"/><draw:equation draw:name="f28" draw:formula="?f11 + ?f25"/><draw:equation draw:name="f29" draw:formula="?f26 * ?f13"/><draw:equation draw:name="f30" draw:formula="?f27 / 100000"/><draw:equation draw:name="f31" draw:formula="?f15 - ?f2"/><draw:equation draw:name="f32" draw:formula="?f25 * ?f20"/><draw:equation draw:name="f33" draw:formula="?f29 / 100000"/><draw:equation draw:name="f34" draw:formula="?f31 + ?f2"/><draw:equation draw:name="f35" draw:formula="?f34 * ?f10 / ?f1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?f30 - ?f33"/><draw:equation draw:name="f44" draw:formula="?f22 - ?f33"/><draw:equation draw:name="f45" draw:formula="?f33 * ?f20"/><draw:equation draw:name="f46" draw:formula="?f39 * ?f25"/><draw:equation draw:name="f47" draw:formula="?f42 * ?f33"/><draw:equation draw:name="f48" draw:formula="?f11 + ?f46"/><draw:equation draw:name="f49" draw:formula="?f33 - ?f47"/><draw:equation draw:name="f50" draw:formula="?f22 + ?f47"/><draw:equation draw:name="f51" draw:formula="?f50 - ?f33"/><draw:equation draw:name="f52" draw:formula="21550000 - ?f2"/><draw:equation draw:name="f53" draw:formula="if(?f52, ?f2, 21550000)"/><draw:equation draw:name="f54" draw:formula="-21550000 - ?f53"/><draw:equation draw:name="f55" draw:formula="if(?f54, -21550000, ?f53)"/><draw:equation draw:name="f56" draw:formula="?f0 + ?f55"/><draw:equation draw:name="f57" draw:formula="?f0 + ?f2"/><draw:equation draw:name="f58" draw:formula="?f57 * ?f10 / ?f1"/><draw:equation draw:name="f59" draw:formula="0 - ?f58"/><draw:equation draw:name="f60" draw:formula="cos(?f59)"/><draw:equation draw:name="f61" draw:formula="0 - ?f60"/><draw:equation draw:name="f62" draw:formula="?f61 * ?f32"/><draw:equation draw:name="f63" draw:formula="sin(?f59)"/><draw:equation draw:name="f64" draw:formula="0 - ?f63"/><draw:equation draw:name="f65" draw:formula="?f64 * ?f45"/><draw:equation draw:name="f66" draw:formula="sqrt(?f62 * ?f62 + ?f65 * ?f65 + 0 * 0)"/><draw:equation draw:name="f67" draw:formula="?f32 * ?f45 / ?f66"/><draw:equation draw:name="f68" draw:formula="?f64 * ?f67"/><draw:equation draw:name="f69" draw:formula="?f11 - ?f68"/><draw:equation draw:name="f70" draw:formula="?f61 * ?f67"/><draw:equation draw:name="f71" draw:formula="?f11 - ?f70"/><draw:equation draw:name="f72" draw:formula="?f69 - ?f32"/><draw:equation draw:name="f73" draw:formula="?f71 - ?f45"/><draw:equation draw:name="f74" draw:formula="?f69 + ?f32"/><draw:equation draw:name="f75" draw:formula="?f71 + ?f45"/><draw:equation draw:name="f76" draw:formula="?f56 + ?f2"/><draw:equation draw:name="f77" draw:formula="?f76 * ?f10 / ?f1"/><draw:equation draw:name="f78" draw:formula="0 - ?f77"/><draw:equation draw:name="f79" draw:formula="cos(?f78)"/><draw:equation draw:name="f80" draw:formula="0 - ?f79"/><draw:equation draw:name="f81" draw:formula="?f80 * ?f32"/><draw:equation draw:name="f82" draw:formula="sin(?f78)"/><draw:equation draw:name="f83" draw:formula="0 - ?f82"/><draw:equation draw:name="f84" draw:formula="?f83 * ?f45"/><draw:equation draw:name="f85" draw:formula="sqrt(?f81 * ?f81 + ?f84 * ?f84 + 0 * 0)"/><draw:equation draw:name="f86" draw:formula="?f32 * ?f45 / ?f85"/><draw:equation draw:name="f87" draw:formula="?f83 * ?f86"/><draw:equation draw:name="f88" draw:formula="?f69 + ?f87"/><draw:equation draw:name="f89" draw:formula="?f80 * ?f86"/><draw:equation draw:name="f90" draw:formula="?f71 + ?f89"/><draw:equation draw:name="f91" draw:formula="if(?f55, ?f11, ?f72)"/><draw:equation draw:name="f92" draw:formula="if(?f55, ?f11, ?f73)"/><draw:equation draw:name="f93" draw:formula="if(?f55, ?f11, ?f74)"/><draw:equation draw:name="f94" draw:formula="if(?f55, ?f11, ?f75)"/><draw:equation draw:name="f95" draw:formula="if(?f55, ?f72, ?f88)"/><draw:equation draw:name="f96" draw:formula="if(?f55, ?f73, ?f90)"/><draw:equation draw:name="f97" draw:formula="if(?f55, ?f74, ?f88)"/><draw:equation draw:name="f98" draw:formula="if(?f55, ?f75, ?f90)"/><draw:equation draw:name="f99" draw:formula="21550000 - ?f12"/><draw:equation draw:name="f100" draw:formula="if(?f99, ?f12, 21550000)"/><draw:equation draw:name="f101" draw:formula="-21550000 - ?f100"/><draw:equation draw:name="f102" draw:formula="if(?f101, -21550000, ?f100)"/><draw:equation draw:name="f103" draw:formula="?f1 + ?f102"/><draw:equation draw:name="f104" draw:formula="?f1 + ?f2"/><draw:equation draw:name="f105" draw:formula="?f104 * ?f10 / ?f1"/><draw:equation draw:name="f106" draw:formula="0 - ?f105"/><draw:equation draw:name="f107" draw:formula="cos(?f106)"/><draw:equation draw:name="f108" draw:formula="0 - ?f107"/><draw:equation draw:name="f109" draw:formula="?f108 * ?f32"/><draw:equation draw:name="f110" draw:formula="sin(?f106)"/><draw:equation draw:name="f111" draw:formula="0 - ?f110"/><draw:equation draw:name="f112" draw:formula="?f111 * ?f45"/><draw:equation draw:name="f113" draw:formula="sqrt(?f109 * ?f109 + ?f112 * ?f112 + 0 * 0)"/><draw:equation draw:name="f114" draw:formula="?f32 * ?f45 / ?f113"/><draw:equation draw:name="f115" draw:formula="?f111 * ?f114"/><draw:equation draw:name="f116" draw:formula="?f28 - ?f115"/><draw:equation draw:name="f117" draw:formula="?f108 * ?f114"/><draw:equation draw:name="f118" draw:formula="?f43 - ?f117"/><draw:equation draw:name="f119" draw:formula="?f116 - ?f32"/><draw:equation draw:name="f120" draw:formula="?f118 - ?f45"/><draw:equation draw:name="f121" draw:formula="?f116 + ?f32"/><draw:equation draw:name="f122" draw:formula="?f118 + ?f45"/><draw:equation draw:name="f123" draw:formula="?f103 + ?f2"/><draw:equation draw:name="f124" draw:formula="?f123 * ?f10 / ?f1"/><draw:equation draw:name="f125" draw:formula="0 - ?f124"/><draw:equation draw:name="f126" draw:formula="cos(?f125)"/><draw:equation draw:name="f127" draw:formula="0 - ?f126"/><draw:equation draw:name="f128" draw:formula="?f127 * ?f32"/><draw:equation draw:name="f129" draw:formula="sin(?f125)"/><draw:equation draw:name="f130" draw:formula="0 - ?f129"/><draw:equation draw:name="f131" draw:formula="?f130 * ?f45"/><draw:equation draw:name="f132" draw:formula="sqrt(?f128 * ?f128 + ?f131 * ?f131 + 0 * 0)"/><draw:equation draw:name="f133" draw:formula="?f32 * ?f45 / ?f132"/><draw:equation draw:name="f134" draw:formula="?f130 * ?f133"/><draw:equation draw:name="f135" draw:formula="?f116 + ?f134"/><draw:equation draw:name="f136" draw:formula="?f127 * ?f133"/><draw:equation draw:name="f137" draw:formula="?f118 + ?f136"/><draw:equation draw:name="f138" draw:formula="if(?f102, ?f28, ?f119)"/><draw:equation draw:name="f139" draw:formula="if(?f102, ?f43, ?f120)"/><draw:equation draw:name="f140" draw:formula="if(?f102, ?f28, ?f121)"/><draw:equation draw:name="f141" draw:formula="if(?f102, ?f43, ?f122)"/><draw:equation draw:name="f142" draw:formula="if(?f102, ?f119, ?f135)"/><draw:equation draw:name="f143" draw:formula="if(?f102, ?f120, ?f137)"/><draw:equation draw:name="f144" draw:formula="if(?f102, ?f121, ?f135)"/><draw:equation draw:name="f145" draw:formula="if(?f102, ?f122, ?f137)"/><draw:equation draw:name="f146" draw:formula="?f0 + ?f102"/><draw:equation draw:name="f147" draw:formula="?f135 - ?f68"/><draw:equation draw:name="f148" draw:formula="?f137 - ?f70"/><draw:equation draw:name="f149" draw:formula="?f147 - ?f32"/><draw:equation draw:name="f150" draw:formula="?f148 - ?f45"/><draw:equation draw:name="f151" draw:formula="?f147 + ?f32"/><draw:equation draw:name="f152" draw:formula="?f148 + ?f45"/><draw:equation draw:name="f153" draw:formula="?f146 + ?f2"/><draw:equation draw:name="f154" draw:formula="?f153 * ?f10 / ?f1"/><draw:equation draw:name="f155" draw:formula="0 - ?f154"/><draw:equation draw:name="f156" draw:formula="cos(?f155)"/><draw:equation draw:name="f157" draw:formula="0 - ?f156"/><draw:equation draw:name="f158" draw:formula="?f157 * ?f32"/><draw:equation draw:name="f159" draw:formula="sin(?f155)"/><draw:equation draw:name="f160" draw:formula="0 - ?f159"/><draw:equation draw:name="f161" draw:formula="?f160 * ?f45"/><draw:equation draw:name="f162" draw:formula="sqrt(?f158 * ?f158 + ?f161 * ?f161 + 0 * 0)"/><draw:equation draw:name="f163" draw:formula="?f32 * ?f45 / ?f162"/><draw:equation draw:name="f164" draw:formula="?f160 * ?f163"/><draw:equation draw:name="f165" draw:formula="?f147 + ?f164"/><draw:equation draw:name="f166" draw:formula="?f157 * ?f163"/><draw:equation draw:name="f167" draw:formula="?f148 + ?f166"/><draw:equation draw:name="f168" draw:formula="if(?f102, ?f135, ?f149)"/><draw:equation draw:name="f169" draw:formula="if(?f102, ?f137, ?f150)"/><draw:equation draw:name="f170" draw:formula="if(?f102, ?f135, ?f151)"/><draw:equation draw:name="f171" draw:formula="if(?f102, ?f137, ?f152)"/><draw:equation draw:name="f172" draw:formula="if(?f102, ?f149, ?f165)"/><draw:equation draw:name="f173" draw:formula="if(?f102, ?f150, ?f167)"/><draw:equation draw:name="f174" draw:formula="if(?f102, ?f151, ?f165)"/><draw:equation draw:name="f175" draw:formula="if(?f102, ?f152, ?f167)"/><draw:equation draw:name="f176" draw:formula="?f11 + ?f55"/><draw:equation draw:name="f177" draw:formula="?f11 + ?f2"/><draw:equation draw:name="f178" draw:formula="?f177 * ?f10 / ?f1"/><draw:equation draw:name="f179" draw:formula="0 - ?f178"/><draw:equation draw:name="f180" draw:formula="cos(?f179)"/><draw:equation draw:name="f181" draw:formula="0 - ?f180"/><draw:equation draw:name="f182" draw:formula="?f181 * ?f32"/><draw:equation draw:name="f183" draw:formula="sin(?f179)"/><draw:equation draw:name="f184" draw:formula="0 - ?f183"/><draw:equation draw:name="f185" draw:formula="?f184 * ?f45"/><draw:equation draw:name="f186" draw:formula="sqrt(?f182 * ?f182 + ?f185 * ?f185 + 0 * 0)"/><draw:equation draw:name="f187" draw:formula="?f32 * ?f45 / ?f186"/><draw:equation draw:name="f188" draw:formula="?f184 * ?f187"/><draw:equation draw:name="f189" draw:formula="?f28 - ?f188"/><draw:equation draw:name="f190" draw:formula="?f181 * ?f187"/><draw:equation draw:name="f191" draw:formula="?f44 - ?f190"/><draw:equation draw:name="f192" draw:formula="?f189 - ?f32"/><draw:equation draw:name="f193" draw:formula="?f191 - ?f45"/><draw:equation draw:name="f194" draw:formula="?f189 + ?f32"/><draw:equation draw:name="f195" draw:formula="?f191 + ?f45"/><draw:equation draw:name="f196" draw:formula="?f176 + ?f2"/><draw:equation draw:name="f197" draw:formula="?f196 * ?f10 / ?f1"/><draw:equation draw:name="f198" draw:formula="0 - ?f197"/><draw:equation draw:name="f199" draw:formula="cos(?f198)"/><draw:equation draw:name="f200" draw:formula="0 - ?f199"/><draw:equation draw:name="f201" draw:formula="?f200 * ?f32"/><draw:equation draw:name="f202" draw:formula="sin(?f198)"/><draw:equation draw:name="f203" draw:formula="0 - ?f202"/><draw:equation draw:name="f204" draw:formula="?f203 * ?f45"/><draw:equation draw:name="f205" draw:formula="sqrt(?f201 * ?f201 + ?f204 * ?f204 + 0 * 0)"/><draw:equation draw:name="f206" draw:formula="?f32 * ?f45 / ?f205"/><draw:equation draw:name="f207" draw:formula="?f203 * ?f206"/><draw:equation draw:name="f208" draw:formula="?f189 + ?f207"/><draw:equation draw:name="f209" draw:formula="?f200 * ?f206"/><draw:equation draw:name="f210" draw:formula="?f191 + ?f209"/><draw:equation draw:name="f211" draw:formula="if(?f55, ?f28, ?f192)"/><draw:equation draw:name="f212" draw:formula="if(?f55, ?f44, ?f193)"/><draw:equation draw:name="f213" draw:formula="if(?f55, ?f28, ?f194)"/><draw:equation draw:name="f214" draw:formula="if(?f55, ?f44, ?f195)"/><draw:equation draw:name="f215" draw:formula="if(?f55, ?f192, ?f208)"/><draw:equation draw:name="f216" draw:formula="if(?f55, ?f193, ?f210)"/><draw:equation draw:name="f217" draw:formula="if(?f55, ?f194, ?f208)"/><draw:equation draw:name="f218" draw:formula="if(?f55, ?f195, ?f210)"/></draw:enhanced-geometry></draw:custom-shape></text:p>
      <text:p text:style-name="P4">-Press pecho inclinado con barra<text:s/>8/8/6/6<text:tab/></text:p>
      <text:p text:style-name="Normal">-Peso muerto con mancuernas 6/6/6/6</text:p>
      <text:p text:style-name="Normal"><draw:custom-shape svg:x="2.98542in" svg:y="0.21042in" svg:width="0.25764in" svg:height="0.65764in" draw:z-index="251663360" draw:id="id2" draw:style-name="a2" draw:name="Cerrar llave 7" text:anchor-type="paragraph"><svg:title/><svg:desc/><draw:enhanced-geometry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0 - 5400000"/><draw:equation draw:name="f13" draw:formula="8333"/><draw:equation draw:name="f14" draw:formula="50000"/><draw:equation draw:name="f15" draw:formula="2700000 + ?f2"/><draw:equation draw:name="f16" draw:formula="?f8 / 21600"/><draw:equation draw:name="f17" draw:formula="?f7 / 21600"/><draw:equation draw:name="f18" draw:formula="21600 * ?f8"/><draw:equation draw:name="f19" draw:formula="21600 * ?f7"/><draw:equation draw:name="f20" draw:formula="min(?f17, ?f16)"/><draw:equation draw:name="f21" draw:formula="?f18 / ?f9"/><draw:equation draw:name="f22" draw:formula="?f19 / ?f9"/><draw:equation draw:name="f23" draw:formula="?f22 - ?f11"/><draw:equation draw:name="f24" draw:formula="?f21 - ?f11"/><draw:equation draw:name="f25" draw:formula="?f24 / 2"/><draw:equation draw:name="f26" draw:formula="min(?f24, ?f23)"/><draw:equation draw:name="f27" draw:formula="?f23 * ?f14"/><draw:equation draw:name="f28" draw:formula="?f11 + ?f25"/><draw:equation draw:name="f29" draw:formula="?f26 * ?f13"/><draw:equation draw:name="f30" draw:formula="?f27 / 100000"/><draw:equation draw:name="f31" draw:formula="?f15 - ?f2"/><draw:equation draw:name="f32" draw:formula="?f25 * ?f20"/><draw:equation draw:name="f33" draw:formula="?f29 / 100000"/><draw:equation draw:name="f34" draw:formula="?f31 + ?f2"/><draw:equation draw:name="f35" draw:formula="?f34 * ?f10 / ?f1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?f30 - ?f33"/><draw:equation draw:name="f44" draw:formula="?f22 - ?f33"/><draw:equation draw:name="f45" draw:formula="?f33 * ?f20"/><draw:equation draw:name="f46" draw:formula="?f39 * ?f25"/><draw:equation draw:name="f47" draw:formula="?f42 * ?f33"/><draw:equation draw:name="f48" draw:formula="?f11 + ?f46"/><draw:equation draw:name="f49" draw:formula="?f33 - ?f47"/><draw:equation draw:name="f50" draw:formula="?f22 + ?f47"/><draw:equation draw:name="f51" draw:formula="?f50 - ?f33"/><draw:equation draw:name="f52" draw:formula="21550000 - ?f2"/><draw:equation draw:name="f53" draw:formula="if(?f52, ?f2, 21550000)"/><draw:equation draw:name="f54" draw:formula="-21550000 - ?f53"/><draw:equation draw:name="f55" draw:formula="if(?f54, -21550000, ?f53)"/><draw:equation draw:name="f56" draw:formula="?f0 + ?f55"/><draw:equation draw:name="f57" draw:formula="?f0 + ?f2"/><draw:equation draw:name="f58" draw:formula="?f57 * ?f10 / ?f1"/><draw:equation draw:name="f59" draw:formula="0 - ?f58"/><draw:equation draw:name="f60" draw:formula="cos(?f59)"/><draw:equation draw:name="f61" draw:formula="0 - ?f60"/><draw:equation draw:name="f62" draw:formula="?f61 * ?f32"/><draw:equation draw:name="f63" draw:formula="sin(?f59)"/><draw:equation draw:name="f64" draw:formula="0 - ?f63"/><draw:equation draw:name="f65" draw:formula="?f64 * ?f45"/><draw:equation draw:name="f66" draw:formula="sqrt(?f62 * ?f62 + ?f65 * ?f65 + 0 * 0)"/><draw:equation draw:name="f67" draw:formula="?f32 * ?f45 / ?f66"/><draw:equation draw:name="f68" draw:formula="?f64 * ?f67"/><draw:equation draw:name="f69" draw:formula="?f11 - ?f68"/><draw:equation draw:name="f70" draw:formula="?f61 * ?f67"/><draw:equation draw:name="f71" draw:formula="?f11 - ?f70"/><draw:equation draw:name="f72" draw:formula="?f69 - ?f32"/><draw:equation draw:name="f73" draw:formula="?f71 - ?f45"/><draw:equation draw:name="f74" draw:formula="?f69 + ?f32"/><draw:equation draw:name="f75" draw:formula="?f71 + ?f45"/><draw:equation draw:name="f76" draw:formula="?f56 + ?f2"/><draw:equation draw:name="f77" draw:formula="?f76 * ?f10 / ?f1"/><draw:equation draw:name="f78" draw:formula="0 - ?f77"/><draw:equation draw:name="f79" draw:formula="cos(?f78)"/><draw:equation draw:name="f80" draw:formula="0 - ?f79"/><draw:equation draw:name="f81" draw:formula="?f80 * ?f32"/><draw:equation draw:name="f82" draw:formula="sin(?f78)"/><draw:equation draw:name="f83" draw:formula="0 - ?f82"/><draw:equation draw:name="f84" draw:formula="?f83 * ?f45"/><draw:equation draw:name="f85" draw:formula="sqrt(?f81 * ?f81 + ?f84 * ?f84 + 0 * 0)"/><draw:equation draw:name="f86" draw:formula="?f32 * ?f45 / ?f85"/><draw:equation draw:name="f87" draw:formula="?f83 * ?f86"/><draw:equation draw:name="f88" draw:formula="?f69 + ?f87"/><draw:equation draw:name="f89" draw:formula="?f80 * ?f86"/><draw:equation draw:name="f90" draw:formula="?f71 + ?f89"/><draw:equation draw:name="f91" draw:formula="if(?f55, ?f11, ?f72)"/><draw:equation draw:name="f92" draw:formula="if(?f55, ?f11, ?f73)"/><draw:equation draw:name="f93" draw:formula="if(?f55, ?f11, ?f74)"/><draw:equation draw:name="f94" draw:formula="if(?f55, ?f11, ?f75)"/><draw:equation draw:name="f95" draw:formula="if(?f55, ?f72, ?f88)"/><draw:equation draw:name="f96" draw:formula="if(?f55, ?f73, ?f90)"/><draw:equation draw:name="f97" draw:formula="if(?f55, ?f74, ?f88)"/><draw:equation draw:name="f98" draw:formula="if(?f55, ?f75, ?f90)"/><draw:equation draw:name="f99" draw:formula="21550000 - ?f12"/><draw:equation draw:name="f100" draw:formula="if(?f99, ?f12, 21550000)"/><draw:equation draw:name="f101" draw:formula="-21550000 - ?f100"/><draw:equation draw:name="f102" draw:formula="if(?f101, -21550000, ?f100)"/><draw:equation draw:name="f103" draw:formula="?f1 + ?f102"/><draw:equation draw:name="f104" draw:formula="?f1 + ?f2"/><draw:equation draw:name="f105" draw:formula="?f104 * ?f10 / ?f1"/><draw:equation draw:name="f106" draw:formula="0 - ?f105"/><draw:equation draw:name="f107" draw:formula="cos(?f106)"/><draw:equation draw:name="f108" draw:formula="0 - ?f107"/><draw:equation draw:name="f109" draw:formula="?f108 * ?f32"/><draw:equation draw:name="f110" draw:formula="sin(?f106)"/><draw:equation draw:name="f111" draw:formula="0 - ?f110"/><draw:equation draw:name="f112" draw:formula="?f111 * ?f45"/><draw:equation draw:name="f113" draw:formula="sqrt(?f109 * ?f109 + ?f112 * ?f112 + 0 * 0)"/><draw:equation draw:name="f114" draw:formula="?f32 * ?f45 / ?f113"/><draw:equation draw:name="f115" draw:formula="?f111 * ?f114"/><draw:equation draw:name="f116" draw:formula="?f28 - ?f115"/><draw:equation draw:name="f117" draw:formula="?f108 * ?f114"/><draw:equation draw:name="f118" draw:formula="?f43 - ?f117"/><draw:equation draw:name="f119" draw:formula="?f116 - ?f32"/><draw:equation draw:name="f120" draw:formula="?f118 - ?f45"/><draw:equation draw:name="f121" draw:formula="?f116 + ?f32"/><draw:equation draw:name="f122" draw:formula="?f118 + ?f45"/><draw:equation draw:name="f123" draw:formula="?f103 + ?f2"/><draw:equation draw:name="f124" draw:formula="?f123 * ?f10 / ?f1"/><draw:equation draw:name="f125" draw:formula="0 - ?f124"/><draw:equation draw:name="f126" draw:formula="cos(?f125)"/><draw:equation draw:name="f127" draw:formula="0 - ?f126"/><draw:equation draw:name="f128" draw:formula="?f127 * ?f32"/><draw:equation draw:name="f129" draw:formula="sin(?f125)"/><draw:equation draw:name="f130" draw:formula="0 - ?f129"/><draw:equation draw:name="f131" draw:formula="?f130 * ?f45"/><draw:equation draw:name="f132" draw:formula="sqrt(?f128 * ?f128 + ?f131 * ?f131 + 0 * 0)"/><draw:equation draw:name="f133" draw:formula="?f32 * ?f45 / ?f132"/><draw:equation draw:name="f134" draw:formula="?f130 * ?f133"/><draw:equation draw:name="f135" draw:formula="?f116 + ?f134"/><draw:equation draw:name="f136" draw:formula="?f127 * ?f133"/><draw:equation draw:name="f137" draw:formula="?f118 + ?f136"/><draw:equation draw:name="f138" draw:formula="if(?f102, ?f28, ?f119)"/><draw:equation draw:name="f139" draw:formula="if(?f102, ?f43, ?f120)"/><draw:equation draw:name="f140" draw:formula="if(?f102, ?f28, ?f121)"/><draw:equation draw:name="f141" draw:formula="if(?f102, ?f43, ?f122)"/><draw:equation draw:name="f142" draw:formula="if(?f102, ?f119, ?f135)"/><draw:equation draw:name="f143" draw:formula="if(?f102, ?f120, ?f137)"/><draw:equation draw:name="f144" draw:formula="if(?f102, ?f121, ?f135)"/><draw:equation draw:name="f145" draw:formula="if(?f102, ?f122, ?f137)"/><draw:equation draw:name="f146" draw:formula="?f0 + ?f102"/><draw:equation draw:name="f147" draw:formula="?f135 - ?f68"/><draw:equation draw:name="f148" draw:formula="?f137 - ?f70"/><draw:equation draw:name="f149" draw:formula="?f147 - ?f32"/><draw:equation draw:name="f150" draw:formula="?f148 - ?f45"/><draw:equation draw:name="f151" draw:formula="?f147 + ?f32"/><draw:equation draw:name="f152" draw:formula="?f148 + ?f45"/><draw:equation draw:name="f153" draw:formula="?f146 + ?f2"/><draw:equation draw:name="f154" draw:formula="?f153 * ?f10 / ?f1"/><draw:equation draw:name="f155" draw:formula="0 - ?f154"/><draw:equation draw:name="f156" draw:formula="cos(?f155)"/><draw:equation draw:name="f157" draw:formula="0 - ?f156"/><draw:equation draw:name="f158" draw:formula="?f157 * ?f32"/><draw:equation draw:name="f159" draw:formula="sin(?f155)"/><draw:equation draw:name="f160" draw:formula="0 - ?f159"/><draw:equation draw:name="f161" draw:formula="?f160 * ?f45"/><draw:equation draw:name="f162" draw:formula="sqrt(?f158 * ?f158 + ?f161 * ?f161 + 0 * 0)"/><draw:equation draw:name="f163" draw:formula="?f32 * ?f45 / ?f162"/><draw:equation draw:name="f164" draw:formula="?f160 * ?f163"/><draw:equation draw:name="f165" draw:formula="?f147 + ?f164"/><draw:equation draw:name="f166" draw:formula="?f157 * ?f163"/><draw:equation draw:name="f167" draw:formula="?f148 + ?f166"/><draw:equation draw:name="f168" draw:formula="if(?f102, ?f135, ?f149)"/><draw:equation draw:name="f169" draw:formula="if(?f102, ?f137, ?f150)"/><draw:equation draw:name="f170" draw:formula="if(?f102, ?f135, ?f151)"/><draw:equation draw:name="f171" draw:formula="if(?f102, ?f137, ?f152)"/><draw:equation draw:name="f172" draw:formula="if(?f102, ?f149, ?f165)"/><draw:equation draw:name="f173" draw:formula="if(?f102, ?f150, ?f167)"/><draw:equation draw:name="f174" draw:formula="if(?f102, ?f151, ?f165)"/><draw:equation draw:name="f175" draw:formula="if(?f102, ?f152, ?f167)"/><draw:equation draw:name="f176" draw:formula="?f11 + ?f55"/><draw:equation draw:name="f177" draw:formula="?f11 + ?f2"/><draw:equation draw:name="f178" draw:formula="?f177 * ?f10 / ?f1"/><draw:equation draw:name="f179" draw:formula="0 - ?f178"/><draw:equation draw:name="f180" draw:formula="cos(?f179)"/><draw:equation draw:name="f181" draw:formula="0 - ?f180"/><draw:equation draw:name="f182" draw:formula="?f181 * ?f32"/><draw:equation draw:name="f183" draw:formula="sin(?f179)"/><draw:equation draw:name="f184" draw:formula="0 - ?f183"/><draw:equation draw:name="f185" draw:formula="?f184 * ?f45"/><draw:equation draw:name="f186" draw:formula="sqrt(?f182 * ?f182 + ?f185 * ?f185 + 0 * 0)"/><draw:equation draw:name="f187" draw:formula="?f32 * ?f45 / ?f186"/><draw:equation draw:name="f188" draw:formula="?f184 * ?f187"/><draw:equation draw:name="f189" draw:formula="?f28 - ?f188"/><draw:equation draw:name="f190" draw:formula="?f181 * ?f187"/><draw:equation draw:name="f191" draw:formula="?f44 - ?f190"/><draw:equation draw:name="f192" draw:formula="?f189 - ?f32"/><draw:equation draw:name="f193" draw:formula="?f191 - ?f45"/><draw:equation draw:name="f194" draw:formula="?f189 + ?f32"/><draw:equation draw:name="f195" draw:formula="?f191 + ?f45"/><draw:equation draw:name="f196" draw:formula="?f176 + ?f2"/><draw:equation draw:name="f197" draw:formula="?f196 * ?f10 / ?f1"/><draw:equation draw:name="f198" draw:formula="0 - ?f197"/><draw:equation draw:name="f199" draw:formula="cos(?f198)"/><draw:equation draw:name="f200" draw:formula="0 - ?f199"/><draw:equation draw:name="f201" draw:formula="?f200 * ?f32"/><draw:equation draw:name="f202" draw:formula="sin(?f198)"/><draw:equation draw:name="f203" draw:formula="0 - ?f202"/><draw:equation draw:name="f204" draw:formula="?f203 * ?f45"/><draw:equation draw:name="f205" draw:formula="sqrt(?f201 * ?f201 + ?f204 * ?f204 + 0 * 0)"/><draw:equation draw:name="f206" draw:formula="?f32 * ?f45 / ?f205"/><draw:equation draw:name="f207" draw:formula="?f203 * ?f206"/><draw:equation draw:name="f208" draw:formula="?f189 + ?f207"/><draw:equation draw:name="f209" draw:formula="?f200 * ?f206"/><draw:equation draw:name="f210" draw:formula="?f191 + ?f209"/><draw:equation draw:name="f211" draw:formula="if(?f55, ?f28, ?f192)"/><draw:equation draw:name="f212" draw:formula="if(?f55, ?f44, ?f193)"/><draw:equation draw:name="f213" draw:formula="if(?f55, ?f28, ?f194)"/><draw:equation draw:name="f214" draw:formula="if(?f55, ?f44, ?f195)"/><draw:equation draw:name="f215" draw:formula="if(?f55, ?f192, ?f208)"/><draw:equation draw:name="f216" draw:formula="if(?f55, ?f193, ?f210)"/><draw:equation draw:name="f217" draw:formula="if(?f55, ?f194, ?f208)"/><draw:equation draw:name="f218" draw:formula="if(?f55, ?f195, ?f210)"/></draw:enhanced-geometry></draw:custom-shape></text:p>
      <text:p text:style-name="Normal">-Aperturas con mancuernas banco plano<text:s/>8/8/6/6</text:p>
      <text:p text:style-name="Normal">-Triceps fondos con peso<text:s/>8/8/6/6</text:p>
      <text:p text:style-name="Normal"/>
      <text:p text:style-name="Normal">Circuito final: (realizar 4 vueltas de los 4 ej. en orden continuos. Pausa 1` entre vuelta y vuelta.<text:s/></text:p>
      <text:p text:style-name="Normal">1) flexiones de brazo con despegue 8r <text:s text:c="9"/>2) sentadillas en copa 8r</text:p>
      <text:p text:style-name="Normal">3) press frances acostado con manc 8r <text:s text:c="9"/>4) vuelos laterales<text:s/>8r</text:p>
      <text:soft-page-break/>
      <text:p text:style-name="Normal">Dia 2:</text:p>
      <text:p text:style-name="Normal">Entrada en calor:</text:p>
      <text:p text:style-name="Normal">4 vueltas: (descanso entre vuelta y vuelta 20”)</text:p>
      <text:p text:style-name="Normal">-Walkauts + rodillas adelante 1 y 1 10r</text:p>
      <text:p text:style-name="Normal">-Crunches talones arriba 20r</text:p>
      <text:p text:style-name="Normal">-Toco talones oblicuos 20/20</text:p>
      <text:p text:style-name="Normal">-Abs bajos piernas extendidas subo y bajo 10r</text:p>
      <text:p text:style-name="Normal"/>
      <text:p text:style-name="Normal"><draw:custom-shape svg:x="3.85556in" svg:y="0.18241in" svg:width="0.25903in" svg:height="0.675in" draw:z-index="251665408" draw:id="id3" draw:style-name="a3" draw:name="Cerrar llave 8" text:anchor-type="paragraph"><svg:title/><svg:desc/><draw:enhanced-geometry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0 - 5400000"/><draw:equation draw:name="f13" draw:formula="8333"/><draw:equation draw:name="f14" draw:formula="50000"/><draw:equation draw:name="f15" draw:formula="2700000 + ?f2"/><draw:equation draw:name="f16" draw:formula="?f8 / 21600"/><draw:equation draw:name="f17" draw:formula="?f7 / 21600"/><draw:equation draw:name="f18" draw:formula="21600 * ?f8"/><draw:equation draw:name="f19" draw:formula="21600 * ?f7"/><draw:equation draw:name="f20" draw:formula="min(?f17, ?f16)"/><draw:equation draw:name="f21" draw:formula="?f18 / ?f9"/><draw:equation draw:name="f22" draw:formula="?f19 / ?f9"/><draw:equation draw:name="f23" draw:formula="?f22 - ?f11"/><draw:equation draw:name="f24" draw:formula="?f21 - ?f11"/><draw:equation draw:name="f25" draw:formula="?f24 / 2"/><draw:equation draw:name="f26" draw:formula="min(?f24, ?f23)"/><draw:equation draw:name="f27" draw:formula="?f23 * ?f14"/><draw:equation draw:name="f28" draw:formula="?f11 + ?f25"/><draw:equation draw:name="f29" draw:formula="?f26 * ?f13"/><draw:equation draw:name="f30" draw:formula="?f27 / 100000"/><draw:equation draw:name="f31" draw:formula="?f15 - ?f2"/><draw:equation draw:name="f32" draw:formula="?f25 * ?f20"/><draw:equation draw:name="f33" draw:formula="?f29 / 100000"/><draw:equation draw:name="f34" draw:formula="?f31 + ?f2"/><draw:equation draw:name="f35" draw:formula="?f34 * ?f10 / ?f1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?f30 - ?f33"/><draw:equation draw:name="f44" draw:formula="?f22 - ?f33"/><draw:equation draw:name="f45" draw:formula="?f33 * ?f20"/><draw:equation draw:name="f46" draw:formula="?f39 * ?f25"/><draw:equation draw:name="f47" draw:formula="?f42 * ?f33"/><draw:equation draw:name="f48" draw:formula="?f11 + ?f46"/><draw:equation draw:name="f49" draw:formula="?f33 - ?f47"/><draw:equation draw:name="f50" draw:formula="?f22 + ?f47"/><draw:equation draw:name="f51" draw:formula="?f50 - ?f33"/><draw:equation draw:name="f52" draw:formula="21550000 - ?f2"/><draw:equation draw:name="f53" draw:formula="if(?f52, ?f2, 21550000)"/><draw:equation draw:name="f54" draw:formula="-21550000 - ?f53"/><draw:equation draw:name="f55" draw:formula="if(?f54, -21550000, ?f53)"/><draw:equation draw:name="f56" draw:formula="?f0 + ?f55"/><draw:equation draw:name="f57" draw:formula="?f0 + ?f2"/><draw:equation draw:name="f58" draw:formula="?f57 * ?f10 / ?f1"/><draw:equation draw:name="f59" draw:formula="0 - ?f58"/><draw:equation draw:name="f60" draw:formula="cos(?f59)"/><draw:equation draw:name="f61" draw:formula="0 - ?f60"/><draw:equation draw:name="f62" draw:formula="?f61 * ?f32"/><draw:equation draw:name="f63" draw:formula="sin(?f59)"/><draw:equation draw:name="f64" draw:formula="0 - ?f63"/><draw:equation draw:name="f65" draw:formula="?f64 * ?f45"/><draw:equation draw:name="f66" draw:formula="sqrt(?f62 * ?f62 + ?f65 * ?f65 + 0 * 0)"/><draw:equation draw:name="f67" draw:formula="?f32 * ?f45 / ?f66"/><draw:equation draw:name="f68" draw:formula="?f64 * ?f67"/><draw:equation draw:name="f69" draw:formula="?f11 - ?f68"/><draw:equation draw:name="f70" draw:formula="?f61 * ?f67"/><draw:equation draw:name="f71" draw:formula="?f11 - ?f70"/><draw:equation draw:name="f72" draw:formula="?f69 - ?f32"/><draw:equation draw:name="f73" draw:formula="?f71 - ?f45"/><draw:equation draw:name="f74" draw:formula="?f69 + ?f32"/><draw:equation draw:name="f75" draw:formula="?f71 + ?f45"/><draw:equation draw:name="f76" draw:formula="?f56 + ?f2"/><draw:equation draw:name="f77" draw:formula="?f76 * ?f10 / ?f1"/><draw:equation draw:name="f78" draw:formula="0 - ?f77"/><draw:equation draw:name="f79" draw:formula="cos(?f78)"/><draw:equation draw:name="f80" draw:formula="0 - ?f79"/><draw:equation draw:name="f81" draw:formula="?f80 * ?f32"/><draw:equation draw:name="f82" draw:formula="sin(?f78)"/><draw:equation draw:name="f83" draw:formula="0 - ?f82"/><draw:equation draw:name="f84" draw:formula="?f83 * ?f45"/><draw:equation draw:name="f85" draw:formula="sqrt(?f81 * ?f81 + ?f84 * ?f84 + 0 * 0)"/><draw:equation draw:name="f86" draw:formula="?f32 * ?f45 / ?f85"/><draw:equation draw:name="f87" draw:formula="?f83 * ?f86"/><draw:equation draw:name="f88" draw:formula="?f69 + ?f87"/><draw:equation draw:name="f89" draw:formula="?f80 * ?f86"/><draw:equation draw:name="f90" draw:formula="?f71 + ?f89"/><draw:equation draw:name="f91" draw:formula="if(?f55, ?f11, ?f72)"/><draw:equation draw:name="f92" draw:formula="if(?f55, ?f11, ?f73)"/><draw:equation draw:name="f93" draw:formula="if(?f55, ?f11, ?f74)"/><draw:equation draw:name="f94" draw:formula="if(?f55, ?f11, ?f75)"/><draw:equation draw:name="f95" draw:formula="if(?f55, ?f72, ?f88)"/><draw:equation draw:name="f96" draw:formula="if(?f55, ?f73, ?f90)"/><draw:equation draw:name="f97" draw:formula="if(?f55, ?f74, ?f88)"/><draw:equation draw:name="f98" draw:formula="if(?f55, ?f75, ?f90)"/><draw:equation draw:name="f99" draw:formula="21550000 - ?f12"/><draw:equation draw:name="f100" draw:formula="if(?f99, ?f12, 21550000)"/><draw:equation draw:name="f101" draw:formula="-21550000 - ?f100"/><draw:equation draw:name="f102" draw:formula="if(?f101, -21550000, ?f100)"/><draw:equation draw:name="f103" draw:formula="?f1 + ?f102"/><draw:equation draw:name="f104" draw:formula="?f1 + ?f2"/><draw:equation draw:name="f105" draw:formula="?f104 * ?f10 / ?f1"/><draw:equation draw:name="f106" draw:formula="0 - ?f105"/><draw:equation draw:name="f107" draw:formula="cos(?f106)"/><draw:equation draw:name="f108" draw:formula="0 - ?f107"/><draw:equation draw:name="f109" draw:formula="?f108 * ?f32"/><draw:equation draw:name="f110" draw:formula="sin(?f106)"/><draw:equation draw:name="f111" draw:formula="0 - ?f110"/><draw:equation draw:name="f112" draw:formula="?f111 * ?f45"/><draw:equation draw:name="f113" draw:formula="sqrt(?f109 * ?f109 + ?f112 * ?f112 + 0 * 0)"/><draw:equation draw:name="f114" draw:formula="?f32 * ?f45 / ?f113"/><draw:equation draw:name="f115" draw:formula="?f111 * ?f114"/><draw:equation draw:name="f116" draw:formula="?f28 - ?f115"/><draw:equation draw:name="f117" draw:formula="?f108 * ?f114"/><draw:equation draw:name="f118" draw:formula="?f43 - ?f117"/><draw:equation draw:name="f119" draw:formula="?f116 - ?f32"/><draw:equation draw:name="f120" draw:formula="?f118 - ?f45"/><draw:equation draw:name="f121" draw:formula="?f116 + ?f32"/><draw:equation draw:name="f122" draw:formula="?f118 + ?f45"/><draw:equation draw:name="f123" draw:formula="?f103 + ?f2"/><draw:equation draw:name="f124" draw:formula="?f123 * ?f10 / ?f1"/><draw:equation draw:name="f125" draw:formula="0 - ?f124"/><draw:equation draw:name="f126" draw:formula="cos(?f125)"/><draw:equation draw:name="f127" draw:formula="0 - ?f126"/><draw:equation draw:name="f128" draw:formula="?f127 * ?f32"/><draw:equation draw:name="f129" draw:formula="sin(?f125)"/><draw:equation draw:name="f130" draw:formula="0 - ?f129"/><draw:equation draw:name="f131" draw:formula="?f130 * ?f45"/><draw:equation draw:name="f132" draw:formula="sqrt(?f128 * ?f128 + ?f131 * ?f131 + 0 * 0)"/><draw:equation draw:name="f133" draw:formula="?f32 * ?f45 / ?f132"/><draw:equation draw:name="f134" draw:formula="?f130 * ?f133"/><draw:equation draw:name="f135" draw:formula="?f116 + ?f134"/><draw:equation draw:name="f136" draw:formula="?f127 * ?f133"/><draw:equation draw:name="f137" draw:formula="?f118 + ?f136"/><draw:equation draw:name="f138" draw:formula="if(?f102, ?f28, ?f119)"/><draw:equation draw:name="f139" draw:formula="if(?f102, ?f43, ?f120)"/><draw:equation draw:name="f140" draw:formula="if(?f102, ?f28, ?f121)"/><draw:equation draw:name="f141" draw:formula="if(?f102, ?f43, ?f122)"/><draw:equation draw:name="f142" draw:formula="if(?f102, ?f119, ?f135)"/><draw:equation draw:name="f143" draw:formula="if(?f102, ?f120, ?f137)"/><draw:equation draw:name="f144" draw:formula="if(?f102, ?f121, ?f135)"/><draw:equation draw:name="f145" draw:formula="if(?f102, ?f122, ?f137)"/><draw:equation draw:name="f146" draw:formula="?f0 + ?f102"/><draw:equation draw:name="f147" draw:formula="?f135 - ?f68"/><draw:equation draw:name="f148" draw:formula="?f137 - ?f70"/><draw:equation draw:name="f149" draw:formula="?f147 - ?f32"/><draw:equation draw:name="f150" draw:formula="?f148 - ?f45"/><draw:equation draw:name="f151" draw:formula="?f147 + ?f32"/><draw:equation draw:name="f152" draw:formula="?f148 + ?f45"/><draw:equation draw:name="f153" draw:formula="?f146 + ?f2"/><draw:equation draw:name="f154" draw:formula="?f153 * ?f10 / ?f1"/><draw:equation draw:name="f155" draw:formula="0 - ?f154"/><draw:equation draw:name="f156" draw:formula="cos(?f155)"/><draw:equation draw:name="f157" draw:formula="0 - ?f156"/><draw:equation draw:name="f158" draw:formula="?f157 * ?f32"/><draw:equation draw:name="f159" draw:formula="sin(?f155)"/><draw:equation draw:name="f160" draw:formula="0 - ?f159"/><draw:equation draw:name="f161" draw:formula="?f160 * ?f45"/><draw:equation draw:name="f162" draw:formula="sqrt(?f158 * ?f158 + ?f161 * ?f161 + 0 * 0)"/><draw:equation draw:name="f163" draw:formula="?f32 * ?f45 / ?f162"/><draw:equation draw:name="f164" draw:formula="?f160 * ?f163"/><draw:equation draw:name="f165" draw:formula="?f147 + ?f164"/><draw:equation draw:name="f166" draw:formula="?f157 * ?f163"/><draw:equation draw:name="f167" draw:formula="?f148 + ?f166"/><draw:equation draw:name="f168" draw:formula="if(?f102, ?f135, ?f149)"/><draw:equation draw:name="f169" draw:formula="if(?f102, ?f137, ?f150)"/><draw:equation draw:name="f170" draw:formula="if(?f102, ?f135, ?f151)"/><draw:equation draw:name="f171" draw:formula="if(?f102, ?f137, ?f152)"/><draw:equation draw:name="f172" draw:formula="if(?f102, ?f149, ?f165)"/><draw:equation draw:name="f173" draw:formula="if(?f102, ?f150, ?f167)"/><draw:equation draw:name="f174" draw:formula="if(?f102, ?f151, ?f165)"/><draw:equation draw:name="f175" draw:formula="if(?f102, ?f152, ?f167)"/><draw:equation draw:name="f176" draw:formula="?f11 + ?f55"/><draw:equation draw:name="f177" draw:formula="?f11 + ?f2"/><draw:equation draw:name="f178" draw:formula="?f177 * ?f10 / ?f1"/><draw:equation draw:name="f179" draw:formula="0 - ?f178"/><draw:equation draw:name="f180" draw:formula="cos(?f179)"/><draw:equation draw:name="f181" draw:formula="0 - ?f180"/><draw:equation draw:name="f182" draw:formula="?f181 * ?f32"/><draw:equation draw:name="f183" draw:formula="sin(?f179)"/><draw:equation draw:name="f184" draw:formula="0 - ?f183"/><draw:equation draw:name="f185" draw:formula="?f184 * ?f45"/><draw:equation draw:name="f186" draw:formula="sqrt(?f182 * ?f182 + ?f185 * ?f185 + 0 * 0)"/><draw:equation draw:name="f187" draw:formula="?f32 * ?f45 / ?f186"/><draw:equation draw:name="f188" draw:formula="?f184 * ?f187"/><draw:equation draw:name="f189" draw:formula="?f28 - ?f188"/><draw:equation draw:name="f190" draw:formula="?f181 * ?f187"/><draw:equation draw:name="f191" draw:formula="?f44 - ?f190"/><draw:equation draw:name="f192" draw:formula="?f189 - ?f32"/><draw:equation draw:name="f193" draw:formula="?f191 - ?f45"/><draw:equation draw:name="f194" draw:formula="?f189 + ?f32"/><draw:equation draw:name="f195" draw:formula="?f191 + ?f45"/><draw:equation draw:name="f196" draw:formula="?f176 + ?f2"/><draw:equation draw:name="f197" draw:formula="?f196 * ?f10 / ?f1"/><draw:equation draw:name="f198" draw:formula="0 - ?f197"/><draw:equation draw:name="f199" draw:formula="cos(?f198)"/><draw:equation draw:name="f200" draw:formula="0 - ?f199"/><draw:equation draw:name="f201" draw:formula="?f200 * ?f32"/><draw:equation draw:name="f202" draw:formula="sin(?f198)"/><draw:equation draw:name="f203" draw:formula="0 - ?f202"/><draw:equation draw:name="f204" draw:formula="?f203 * ?f45"/><draw:equation draw:name="f205" draw:formula="sqrt(?f201 * ?f201 + ?f204 * ?f204 + 0 * 0)"/><draw:equation draw:name="f206" draw:formula="?f32 * ?f45 / ?f205"/><draw:equation draw:name="f207" draw:formula="?f203 * ?f206"/><draw:equation draw:name="f208" draw:formula="?f189 + ?f207"/><draw:equation draw:name="f209" draw:formula="?f200 * ?f206"/><draw:equation draw:name="f210" draw:formula="?f191 + ?f209"/><draw:equation draw:name="f211" draw:formula="if(?f55, ?f28, ?f192)"/><draw:equation draw:name="f212" draw:formula="if(?f55, ?f44, ?f193)"/><draw:equation draw:name="f213" draw:formula="if(?f55, ?f28, ?f194)"/><draw:equation draw:name="f214" draw:formula="if(?f55, ?f44, ?f195)"/><draw:equation draw:name="f215" draw:formula="if(?f55, ?f192, ?f208)"/><draw:equation draw:name="f216" draw:formula="if(?f55, ?f193, ?f210)"/><draw:equation draw:name="f217" draw:formula="if(?f55, ?f194, ?f208)"/><draw:equation draw:name="f218" draw:formula="if(?f55, ?f195, ?f210)"/></draw:enhanced-geometry></draw:custom-shape>Ejercicios:</text:p>
      <text:p text:style-name="Normal">-Dominadas toma cerrada<text:s/>8/8/6/6<text:s/>( agregar peso si me sobra)</text:p>
      <text:p text:style-name="Normal">-Estocadas adelante alternadas con manc 6/6/6/6</text:p>
      <text:p text:style-name="Normal"><draw:custom-shape svg:x="3.25in" svg:y="0.16134in" svg:width="0.25in" svg:height="0.75in" draw:z-index="251667456" draw:id="id4" draw:style-name="a4" draw:name="Cerrar llave 9" text:anchor-type="paragraph"><svg:title/><svg:desc/><draw:enhanced-geometry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0 - 5400000"/><draw:equation draw:name="f13" draw:formula="8333"/><draw:equation draw:name="f14" draw:formula="50000"/><draw:equation draw:name="f15" draw:formula="2700000 + ?f2"/><draw:equation draw:name="f16" draw:formula="?f8 / 21600"/><draw:equation draw:name="f17" draw:formula="?f7 / 21600"/><draw:equation draw:name="f18" draw:formula="21600 * ?f8"/><draw:equation draw:name="f19" draw:formula="21600 * ?f7"/><draw:equation draw:name="f20" draw:formula="min(?f17, ?f16)"/><draw:equation draw:name="f21" draw:formula="?f18 / ?f9"/><draw:equation draw:name="f22" draw:formula="?f19 / ?f9"/><draw:equation draw:name="f23" draw:formula="?f22 - ?f11"/><draw:equation draw:name="f24" draw:formula="?f21 - ?f11"/><draw:equation draw:name="f25" draw:formula="?f24 / 2"/><draw:equation draw:name="f26" draw:formula="min(?f24, ?f23)"/><draw:equation draw:name="f27" draw:formula="?f23 * ?f14"/><draw:equation draw:name="f28" draw:formula="?f11 + ?f25"/><draw:equation draw:name="f29" draw:formula="?f26 * ?f13"/><draw:equation draw:name="f30" draw:formula="?f27 / 100000"/><draw:equation draw:name="f31" draw:formula="?f15 - ?f2"/><draw:equation draw:name="f32" draw:formula="?f25 * ?f20"/><draw:equation draw:name="f33" draw:formula="?f29 / 100000"/><draw:equation draw:name="f34" draw:formula="?f31 + ?f2"/><draw:equation draw:name="f35" draw:formula="?f34 * ?f10 / ?f1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?f30 - ?f33"/><draw:equation draw:name="f44" draw:formula="?f22 - ?f33"/><draw:equation draw:name="f45" draw:formula="?f33 * ?f20"/><draw:equation draw:name="f46" draw:formula="?f39 * ?f25"/><draw:equation draw:name="f47" draw:formula="?f42 * ?f33"/><draw:equation draw:name="f48" draw:formula="?f11 + ?f46"/><draw:equation draw:name="f49" draw:formula="?f33 - ?f47"/><draw:equation draw:name="f50" draw:formula="?f22 + ?f47"/><draw:equation draw:name="f51" draw:formula="?f50 - ?f33"/><draw:equation draw:name="f52" draw:formula="21550000 - ?f2"/><draw:equation draw:name="f53" draw:formula="if(?f52, ?f2, 21550000)"/><draw:equation draw:name="f54" draw:formula="-21550000 - ?f53"/><draw:equation draw:name="f55" draw:formula="if(?f54, -21550000, ?f53)"/><draw:equation draw:name="f56" draw:formula="?f0 + ?f55"/><draw:equation draw:name="f57" draw:formula="?f0 + ?f2"/><draw:equation draw:name="f58" draw:formula="?f57 * ?f10 / ?f1"/><draw:equation draw:name="f59" draw:formula="0 - ?f58"/><draw:equation draw:name="f60" draw:formula="cos(?f59)"/><draw:equation draw:name="f61" draw:formula="0 - ?f60"/><draw:equation draw:name="f62" draw:formula="?f61 * ?f32"/><draw:equation draw:name="f63" draw:formula="sin(?f59)"/><draw:equation draw:name="f64" draw:formula="0 - ?f63"/><draw:equation draw:name="f65" draw:formula="?f64 * ?f45"/><draw:equation draw:name="f66" draw:formula="sqrt(?f62 * ?f62 + ?f65 * ?f65 + 0 * 0)"/><draw:equation draw:name="f67" draw:formula="?f32 * ?f45 / ?f66"/><draw:equation draw:name="f68" draw:formula="?f64 * ?f67"/><draw:equation draw:name="f69" draw:formula="?f11 - ?f68"/><draw:equation draw:name="f70" draw:formula="?f61 * ?f67"/><draw:equation draw:name="f71" draw:formula="?f11 - ?f70"/><draw:equation draw:name="f72" draw:formula="?f69 - ?f32"/><draw:equation draw:name="f73" draw:formula="?f71 - ?f45"/><draw:equation draw:name="f74" draw:formula="?f69 + ?f32"/><draw:equation draw:name="f75" draw:formula="?f71 + ?f45"/><draw:equation draw:name="f76" draw:formula="?f56 + ?f2"/><draw:equation draw:name="f77" draw:formula="?f76 * ?f10 / ?f1"/><draw:equation draw:name="f78" draw:formula="0 - ?f77"/><draw:equation draw:name="f79" draw:formula="cos(?f78)"/><draw:equation draw:name="f80" draw:formula="0 - ?f79"/><draw:equation draw:name="f81" draw:formula="?f80 * ?f32"/><draw:equation draw:name="f82" draw:formula="sin(?f78)"/><draw:equation draw:name="f83" draw:formula="0 - ?f82"/><draw:equation draw:name="f84" draw:formula="?f83 * ?f45"/><draw:equation draw:name="f85" draw:formula="sqrt(?f81 * ?f81 + ?f84 * ?f84 + 0 * 0)"/><draw:equation draw:name="f86" draw:formula="?f32 * ?f45 / ?f85"/><draw:equation draw:name="f87" draw:formula="?f83 * ?f86"/><draw:equation draw:name="f88" draw:formula="?f69 + ?f87"/><draw:equation draw:name="f89" draw:formula="?f80 * ?f86"/><draw:equation draw:name="f90" draw:formula="?f71 + ?f89"/><draw:equation draw:name="f91" draw:formula="if(?f55, ?f11, ?f72)"/><draw:equation draw:name="f92" draw:formula="if(?f55, ?f11, ?f73)"/><draw:equation draw:name="f93" draw:formula="if(?f55, ?f11, ?f74)"/><draw:equation draw:name="f94" draw:formula="if(?f55, ?f11, ?f75)"/><draw:equation draw:name="f95" draw:formula="if(?f55, ?f72, ?f88)"/><draw:equation draw:name="f96" draw:formula="if(?f55, ?f73, ?f90)"/><draw:equation draw:name="f97" draw:formula="if(?f55, ?f74, ?f88)"/><draw:equation draw:name="f98" draw:formula="if(?f55, ?f75, ?f90)"/><draw:equation draw:name="f99" draw:formula="21550000 - ?f12"/><draw:equation draw:name="f100" draw:formula="if(?f99, ?f12, 21550000)"/><draw:equation draw:name="f101" draw:formula="-21550000 - ?f100"/><draw:equation draw:name="f102" draw:formula="if(?f101, -21550000, ?f100)"/><draw:equation draw:name="f103" draw:formula="?f1 + ?f102"/><draw:equation draw:name="f104" draw:formula="?f1 + ?f2"/><draw:equation draw:name="f105" draw:formula="?f104 * ?f10 / ?f1"/><draw:equation draw:name="f106" draw:formula="0 - ?f105"/><draw:equation draw:name="f107" draw:formula="cos(?f106)"/><draw:equation draw:name="f108" draw:formula="0 - ?f107"/><draw:equation draw:name="f109" draw:formula="?f108 * ?f32"/><draw:equation draw:name="f110" draw:formula="sin(?f106)"/><draw:equation draw:name="f111" draw:formula="0 - ?f110"/><draw:equation draw:name="f112" draw:formula="?f111 * ?f45"/><draw:equation draw:name="f113" draw:formula="sqrt(?f109 * ?f109 + ?f112 * ?f112 + 0 * 0)"/><draw:equation draw:name="f114" draw:formula="?f32 * ?f45 / ?f113"/><draw:equation draw:name="f115" draw:formula="?f111 * ?f114"/><draw:equation draw:name="f116" draw:formula="?f28 - ?f115"/><draw:equation draw:name="f117" draw:formula="?f108 * ?f114"/><draw:equation draw:name="f118" draw:formula="?f43 - ?f117"/><draw:equation draw:name="f119" draw:formula="?f116 - ?f32"/><draw:equation draw:name="f120" draw:formula="?f118 - ?f45"/><draw:equation draw:name="f121" draw:formula="?f116 + ?f32"/><draw:equation draw:name="f122" draw:formula="?f118 + ?f45"/><draw:equation draw:name="f123" draw:formula="?f103 + ?f2"/><draw:equation draw:name="f124" draw:formula="?f123 * ?f10 / ?f1"/><draw:equation draw:name="f125" draw:formula="0 - ?f124"/><draw:equation draw:name="f126" draw:formula="cos(?f125)"/><draw:equation draw:name="f127" draw:formula="0 - ?f126"/><draw:equation draw:name="f128" draw:formula="?f127 * ?f32"/><draw:equation draw:name="f129" draw:formula="sin(?f125)"/><draw:equation draw:name="f130" draw:formula="0 - ?f129"/><draw:equation draw:name="f131" draw:formula="?f130 * ?f45"/><draw:equation draw:name="f132" draw:formula="sqrt(?f128 * ?f128 + ?f131 * ?f131 + 0 * 0)"/><draw:equation draw:name="f133" draw:formula="?f32 * ?f45 / ?f132"/><draw:equation draw:name="f134" draw:formula="?f130 * ?f133"/><draw:equation draw:name="f135" draw:formula="?f116 + ?f134"/><draw:equation draw:name="f136" draw:formula="?f127 * ?f133"/><draw:equation draw:name="f137" draw:formula="?f118 + ?f136"/><draw:equation draw:name="f138" draw:formula="if(?f102, ?f28, ?f119)"/><draw:equation draw:name="f139" draw:formula="if(?f102, ?f43, ?f120)"/><draw:equation draw:name="f140" draw:formula="if(?f102, ?f28, ?f121)"/><draw:equation draw:name="f141" draw:formula="if(?f102, ?f43, ?f122)"/><draw:equation draw:name="f142" draw:formula="if(?f102, ?f119, ?f135)"/><draw:equation draw:name="f143" draw:formula="if(?f102, ?f120, ?f137)"/><draw:equation draw:name="f144" draw:formula="if(?f102, ?f121, ?f135)"/><draw:equation draw:name="f145" draw:formula="if(?f102, ?f122, ?f137)"/><draw:equation draw:name="f146" draw:formula="?f0 + ?f102"/><draw:equation draw:name="f147" draw:formula="?f135 - ?f68"/><draw:equation draw:name="f148" draw:formula="?f137 - ?f70"/><draw:equation draw:name="f149" draw:formula="?f147 - ?f32"/><draw:equation draw:name="f150" draw:formula="?f148 - ?f45"/><draw:equation draw:name="f151" draw:formula="?f147 + ?f32"/><draw:equation draw:name="f152" draw:formula="?f148 + ?f45"/><draw:equation draw:name="f153" draw:formula="?f146 + ?f2"/><draw:equation draw:name="f154" draw:formula="?f153 * ?f10 / ?f1"/><draw:equation draw:name="f155" draw:formula="0 - ?f154"/><draw:equation draw:name="f156" draw:formula="cos(?f155)"/><draw:equation draw:name="f157" draw:formula="0 - ?f156"/><draw:equation draw:name="f158" draw:formula="?f157 * ?f32"/><draw:equation draw:name="f159" draw:formula="sin(?f155)"/><draw:equation draw:name="f160" draw:formula="0 - ?f159"/><draw:equation draw:name="f161" draw:formula="?f160 * ?f45"/><draw:equation draw:name="f162" draw:formula="sqrt(?f158 * ?f158 + ?f161 * ?f161 + 0 * 0)"/><draw:equation draw:name="f163" draw:formula="?f32 * ?f45 / ?f162"/><draw:equation draw:name="f164" draw:formula="?f160 * ?f163"/><draw:equation draw:name="f165" draw:formula="?f147 + ?f164"/><draw:equation draw:name="f166" draw:formula="?f157 * ?f163"/><draw:equation draw:name="f167" draw:formula="?f148 + ?f166"/><draw:equation draw:name="f168" draw:formula="if(?f102, ?f135, ?f149)"/><draw:equation draw:name="f169" draw:formula="if(?f102, ?f137, ?f150)"/><draw:equation draw:name="f170" draw:formula="if(?f102, ?f135, ?f151)"/><draw:equation draw:name="f171" draw:formula="if(?f102, ?f137, ?f152)"/><draw:equation draw:name="f172" draw:formula="if(?f102, ?f149, ?f165)"/><draw:equation draw:name="f173" draw:formula="if(?f102, ?f150, ?f167)"/><draw:equation draw:name="f174" draw:formula="if(?f102, ?f151, ?f165)"/><draw:equation draw:name="f175" draw:formula="if(?f102, ?f152, ?f167)"/><draw:equation draw:name="f176" draw:formula="?f11 + ?f55"/><draw:equation draw:name="f177" draw:formula="?f11 + ?f2"/><draw:equation draw:name="f178" draw:formula="?f177 * ?f10 / ?f1"/><draw:equation draw:name="f179" draw:formula="0 - ?f178"/><draw:equation draw:name="f180" draw:formula="cos(?f179)"/><draw:equation draw:name="f181" draw:formula="0 - ?f180"/><draw:equation draw:name="f182" draw:formula="?f181 * ?f32"/><draw:equation draw:name="f183" draw:formula="sin(?f179)"/><draw:equation draw:name="f184" draw:formula="0 - ?f183"/><draw:equation draw:name="f185" draw:formula="?f184 * ?f45"/><draw:equation draw:name="f186" draw:formula="sqrt(?f182 * ?f182 + ?f185 * ?f185 + 0 * 0)"/><draw:equation draw:name="f187" draw:formula="?f32 * ?f45 / ?f186"/><draw:equation draw:name="f188" draw:formula="?f184 * ?f187"/><draw:equation draw:name="f189" draw:formula="?f28 - ?f188"/><draw:equation draw:name="f190" draw:formula="?f181 * ?f187"/><draw:equation draw:name="f191" draw:formula="?f44 - ?f190"/><draw:equation draw:name="f192" draw:formula="?f189 - ?f32"/><draw:equation draw:name="f193" draw:formula="?f191 - ?f45"/><draw:equation draw:name="f194" draw:formula="?f189 + ?f32"/><draw:equation draw:name="f195" draw:formula="?f191 + ?f45"/><draw:equation draw:name="f196" draw:formula="?f176 + ?f2"/><draw:equation draw:name="f197" draw:formula="?f196 * ?f10 / ?f1"/><draw:equation draw:name="f198" draw:formula="0 - ?f197"/><draw:equation draw:name="f199" draw:formula="cos(?f198)"/><draw:equation draw:name="f200" draw:formula="0 - ?f199"/><draw:equation draw:name="f201" draw:formula="?f200 * ?f32"/><draw:equation draw:name="f202" draw:formula="sin(?f198)"/><draw:equation draw:name="f203" draw:formula="0 - ?f202"/><draw:equation draw:name="f204" draw:formula="?f203 * ?f45"/><draw:equation draw:name="f205" draw:formula="sqrt(?f201 * ?f201 + ?f204 * ?f204 + 0 * 0)"/><draw:equation draw:name="f206" draw:formula="?f32 * ?f45 / ?f205"/><draw:equation draw:name="f207" draw:formula="?f203 * ?f206"/><draw:equation draw:name="f208" draw:formula="?f189 + ?f207"/><draw:equation draw:name="f209" draw:formula="?f200 * ?f206"/><draw:equation draw:name="f210" draw:formula="?f191 + ?f209"/><draw:equation draw:name="f211" draw:formula="if(?f55, ?f28, ?f192)"/><draw:equation draw:name="f212" draw:formula="if(?f55, ?f44, ?f193)"/><draw:equation draw:name="f213" draw:formula="if(?f55, ?f28, ?f194)"/><draw:equation draw:name="f214" draw:formula="if(?f55, ?f44, ?f195)"/><draw:equation draw:name="f215" draw:formula="if(?f55, ?f192, ?f208)"/><draw:equation draw:name="f216" draw:formula="if(?f55, ?f193, ?f210)"/><draw:equation draw:name="f217" draw:formula="if(?f55, ?f194, ?f208)"/><draw:equation draw:name="f218" draw:formula="if(?f55, ?f195, ?f210)"/></draw:enhanced-geometry></draw:custom-shape></text:p>
      <text:p text:style-name="Normal">-Maquina dorsal anterior toma abierta<text:s/>8/8/6/6</text:p>
      <text:p text:style-name="Normal">-Subidas al cajon lateral a 1 pierna con peso 6/6/6/6</text:p>
      <text:p text:style-name="Normal"><draw:custom-shape svg:x="1.72593in" svg:y="0.20787in" svg:width="0.23125in" svg:height="0.68403in" draw:z-index="251669504" draw:id="id5" draw:style-name="a5" draw:name="Cerrar llave 10" text:anchor-type="paragraph"><svg:title/><svg:desc/><draw:enhanced-geometry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0 - 5400000"/><draw:equation draw:name="f13" draw:formula="8333"/><draw:equation draw:name="f14" draw:formula="50000"/><draw:equation draw:name="f15" draw:formula="2700000 + ?f2"/><draw:equation draw:name="f16" draw:formula="?f8 / 21600"/><draw:equation draw:name="f17" draw:formula="?f7 / 21600"/><draw:equation draw:name="f18" draw:formula="21600 * ?f8"/><draw:equation draw:name="f19" draw:formula="21600 * ?f7"/><draw:equation draw:name="f20" draw:formula="min(?f17, ?f16)"/><draw:equation draw:name="f21" draw:formula="?f18 / ?f9"/><draw:equation draw:name="f22" draw:formula="?f19 / ?f9"/><draw:equation draw:name="f23" draw:formula="?f22 - ?f11"/><draw:equation draw:name="f24" draw:formula="?f21 - ?f11"/><draw:equation draw:name="f25" draw:formula="?f24 / 2"/><draw:equation draw:name="f26" draw:formula="min(?f24, ?f23)"/><draw:equation draw:name="f27" draw:formula="?f23 * ?f14"/><draw:equation draw:name="f28" draw:formula="?f11 + ?f25"/><draw:equation draw:name="f29" draw:formula="?f26 * ?f13"/><draw:equation draw:name="f30" draw:formula="?f27 / 100000"/><draw:equation draw:name="f31" draw:formula="?f15 - ?f2"/><draw:equation draw:name="f32" draw:formula="?f25 * ?f20"/><draw:equation draw:name="f33" draw:formula="?f29 / 100000"/><draw:equation draw:name="f34" draw:formula="?f31 + ?f2"/><draw:equation draw:name="f35" draw:formula="?f34 * ?f10 / ?f1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?f30 - ?f33"/><draw:equation draw:name="f44" draw:formula="?f22 - ?f33"/><draw:equation draw:name="f45" draw:formula="?f33 * ?f20"/><draw:equation draw:name="f46" draw:formula="?f39 * ?f25"/><draw:equation draw:name="f47" draw:formula="?f42 * ?f33"/><draw:equation draw:name="f48" draw:formula="?f11 + ?f46"/><draw:equation draw:name="f49" draw:formula="?f33 - ?f47"/><draw:equation draw:name="f50" draw:formula="?f22 + ?f47"/><draw:equation draw:name="f51" draw:formula="?f50 - ?f33"/><draw:equation draw:name="f52" draw:formula="21550000 - ?f2"/><draw:equation draw:name="f53" draw:formula="if(?f52, ?f2, 21550000)"/><draw:equation draw:name="f54" draw:formula="-21550000 - ?f53"/><draw:equation draw:name="f55" draw:formula="if(?f54, -21550000, ?f53)"/><draw:equation draw:name="f56" draw:formula="?f0 + ?f55"/><draw:equation draw:name="f57" draw:formula="?f0 + ?f2"/><draw:equation draw:name="f58" draw:formula="?f57 * ?f10 / ?f1"/><draw:equation draw:name="f59" draw:formula="0 - ?f58"/><draw:equation draw:name="f60" draw:formula="cos(?f59)"/><draw:equation draw:name="f61" draw:formula="0 - ?f60"/><draw:equation draw:name="f62" draw:formula="?f61 * ?f32"/><draw:equation draw:name="f63" draw:formula="sin(?f59)"/><draw:equation draw:name="f64" draw:formula="0 - ?f63"/><draw:equation draw:name="f65" draw:formula="?f64 * ?f45"/><draw:equation draw:name="f66" draw:formula="sqrt(?f62 * ?f62 + ?f65 * ?f65 + 0 * 0)"/><draw:equation draw:name="f67" draw:formula="?f32 * ?f45 / ?f66"/><draw:equation draw:name="f68" draw:formula="?f64 * ?f67"/><draw:equation draw:name="f69" draw:formula="?f11 - ?f68"/><draw:equation draw:name="f70" draw:formula="?f61 * ?f67"/><draw:equation draw:name="f71" draw:formula="?f11 - ?f70"/><draw:equation draw:name="f72" draw:formula="?f69 - ?f32"/><draw:equation draw:name="f73" draw:formula="?f71 - ?f45"/><draw:equation draw:name="f74" draw:formula="?f69 + ?f32"/><draw:equation draw:name="f75" draw:formula="?f71 + ?f45"/><draw:equation draw:name="f76" draw:formula="?f56 + ?f2"/><draw:equation draw:name="f77" draw:formula="?f76 * ?f10 / ?f1"/><draw:equation draw:name="f78" draw:formula="0 - ?f77"/><draw:equation draw:name="f79" draw:formula="cos(?f78)"/><draw:equation draw:name="f80" draw:formula="0 - ?f79"/><draw:equation draw:name="f81" draw:formula="?f80 * ?f32"/><draw:equation draw:name="f82" draw:formula="sin(?f78)"/><draw:equation draw:name="f83" draw:formula="0 - ?f82"/><draw:equation draw:name="f84" draw:formula="?f83 * ?f45"/><draw:equation draw:name="f85" draw:formula="sqrt(?f81 * ?f81 + ?f84 * ?f84 + 0 * 0)"/><draw:equation draw:name="f86" draw:formula="?f32 * ?f45 / ?f85"/><draw:equation draw:name="f87" draw:formula="?f83 * ?f86"/><draw:equation draw:name="f88" draw:formula="?f69 + ?f87"/><draw:equation draw:name="f89" draw:formula="?f80 * ?f86"/><draw:equation draw:name="f90" draw:formula="?f71 + ?f89"/><draw:equation draw:name="f91" draw:formula="if(?f55, ?f11, ?f72)"/><draw:equation draw:name="f92" draw:formula="if(?f55, ?f11, ?f73)"/><draw:equation draw:name="f93" draw:formula="if(?f55, ?f11, ?f74)"/><draw:equation draw:name="f94" draw:formula="if(?f55, ?f11, ?f75)"/><draw:equation draw:name="f95" draw:formula="if(?f55, ?f72, ?f88)"/><draw:equation draw:name="f96" draw:formula="if(?f55, ?f73, ?f90)"/><draw:equation draw:name="f97" draw:formula="if(?f55, ?f74, ?f88)"/><draw:equation draw:name="f98" draw:formula="if(?f55, ?f75, ?f90)"/><draw:equation draw:name="f99" draw:formula="21550000 - ?f12"/><draw:equation draw:name="f100" draw:formula="if(?f99, ?f12, 21550000)"/><draw:equation draw:name="f101" draw:formula="-21550000 - ?f100"/><draw:equation draw:name="f102" draw:formula="if(?f101, -21550000, ?f100)"/><draw:equation draw:name="f103" draw:formula="?f1 + ?f102"/><draw:equation draw:name="f104" draw:formula="?f1 + ?f2"/><draw:equation draw:name="f105" draw:formula="?f104 * ?f10 / ?f1"/><draw:equation draw:name="f106" draw:formula="0 - ?f105"/><draw:equation draw:name="f107" draw:formula="cos(?f106)"/><draw:equation draw:name="f108" draw:formula="0 - ?f107"/><draw:equation draw:name="f109" draw:formula="?f108 * ?f32"/><draw:equation draw:name="f110" draw:formula="sin(?f106)"/><draw:equation draw:name="f111" draw:formula="0 - ?f110"/><draw:equation draw:name="f112" draw:formula="?f111 * ?f45"/><draw:equation draw:name="f113" draw:formula="sqrt(?f109 * ?f109 + ?f112 * ?f112 + 0 * 0)"/><draw:equation draw:name="f114" draw:formula="?f32 * ?f45 / ?f113"/><draw:equation draw:name="f115" draw:formula="?f111 * ?f114"/><draw:equation draw:name="f116" draw:formula="?f28 - ?f115"/><draw:equation draw:name="f117" draw:formula="?f108 * ?f114"/><draw:equation draw:name="f118" draw:formula="?f43 - ?f117"/><draw:equation draw:name="f119" draw:formula="?f116 - ?f32"/><draw:equation draw:name="f120" draw:formula="?f118 - ?f45"/><draw:equation draw:name="f121" draw:formula="?f116 + ?f32"/><draw:equation draw:name="f122" draw:formula="?f118 + ?f45"/><draw:equation draw:name="f123" draw:formula="?f103 + ?f2"/><draw:equation draw:name="f124" draw:formula="?f123 * ?f10 / ?f1"/><draw:equation draw:name="f125" draw:formula="0 - ?f124"/><draw:equation draw:name="f126" draw:formula="cos(?f125)"/><draw:equation draw:name="f127" draw:formula="0 - ?f126"/><draw:equation draw:name="f128" draw:formula="?f127 * ?f32"/><draw:equation draw:name="f129" draw:formula="sin(?f125)"/><draw:equation draw:name="f130" draw:formula="0 - ?f129"/><draw:equation draw:name="f131" draw:formula="?f130 * ?f45"/><draw:equation draw:name="f132" draw:formula="sqrt(?f128 * ?f128 + ?f131 * ?f131 + 0 * 0)"/><draw:equation draw:name="f133" draw:formula="?f32 * ?f45 / ?f132"/><draw:equation draw:name="f134" draw:formula="?f130 * ?f133"/><draw:equation draw:name="f135" draw:formula="?f116 + ?f134"/><draw:equation draw:name="f136" draw:formula="?f127 * ?f133"/><draw:equation draw:name="f137" draw:formula="?f118 + ?f136"/><draw:equation draw:name="f138" draw:formula="if(?f102, ?f28, ?f119)"/><draw:equation draw:name="f139" draw:formula="if(?f102, ?f43, ?f120)"/><draw:equation draw:name="f140" draw:formula="if(?f102, ?f28, ?f121)"/><draw:equation draw:name="f141" draw:formula="if(?f102, ?f43, ?f122)"/><draw:equation draw:name="f142" draw:formula="if(?f102, ?f119, ?f135)"/><draw:equation draw:name="f143" draw:formula="if(?f102, ?f120, ?f137)"/><draw:equation draw:name="f144" draw:formula="if(?f102, ?f121, ?f135)"/><draw:equation draw:name="f145" draw:formula="if(?f102, ?f122, ?f137)"/><draw:equation draw:name="f146" draw:formula="?f0 + ?f102"/><draw:equation draw:name="f147" draw:formula="?f135 - ?f68"/><draw:equation draw:name="f148" draw:formula="?f137 - ?f70"/><draw:equation draw:name="f149" draw:formula="?f147 - ?f32"/><draw:equation draw:name="f150" draw:formula="?f148 - ?f45"/><draw:equation draw:name="f151" draw:formula="?f147 + ?f32"/><draw:equation draw:name="f152" draw:formula="?f148 + ?f45"/><draw:equation draw:name="f153" draw:formula="?f146 + ?f2"/><draw:equation draw:name="f154" draw:formula="?f153 * ?f10 / ?f1"/><draw:equation draw:name="f155" draw:formula="0 - ?f154"/><draw:equation draw:name="f156" draw:formula="cos(?f155)"/><draw:equation draw:name="f157" draw:formula="0 - ?f156"/><draw:equation draw:name="f158" draw:formula="?f157 * ?f32"/><draw:equation draw:name="f159" draw:formula="sin(?f155)"/><draw:equation draw:name="f160" draw:formula="0 - ?f159"/><draw:equation draw:name="f161" draw:formula="?f160 * ?f45"/><draw:equation draw:name="f162" draw:formula="sqrt(?f158 * ?f158 + ?f161 * ?f161 + 0 * 0)"/><draw:equation draw:name="f163" draw:formula="?f32 * ?f45 / ?f162"/><draw:equation draw:name="f164" draw:formula="?f160 * ?f163"/><draw:equation draw:name="f165" draw:formula="?f147 + ?f164"/><draw:equation draw:name="f166" draw:formula="?f157 * ?f163"/><draw:equation draw:name="f167" draw:formula="?f148 + ?f166"/><draw:equation draw:name="f168" draw:formula="if(?f102, ?f135, ?f149)"/><draw:equation draw:name="f169" draw:formula="if(?f102, ?f137, ?f150)"/><draw:equation draw:name="f170" draw:formula="if(?f102, ?f135, ?f151)"/><draw:equation draw:name="f171" draw:formula="if(?f102, ?f137, ?f152)"/><draw:equation draw:name="f172" draw:formula="if(?f102, ?f149, ?f165)"/><draw:equation draw:name="f173" draw:formula="if(?f102, ?f150, ?f167)"/><draw:equation draw:name="f174" draw:formula="if(?f102, ?f151, ?f165)"/><draw:equation draw:name="f175" draw:formula="if(?f102, ?f152, ?f167)"/><draw:equation draw:name="f176" draw:formula="?f11 + ?f55"/><draw:equation draw:name="f177" draw:formula="?f11 + ?f2"/><draw:equation draw:name="f178" draw:formula="?f177 * ?f10 / ?f1"/><draw:equation draw:name="f179" draw:formula="0 - ?f178"/><draw:equation draw:name="f180" draw:formula="cos(?f179)"/><draw:equation draw:name="f181" draw:formula="0 - ?f180"/><draw:equation draw:name="f182" draw:formula="?f181 * ?f32"/><draw:equation draw:name="f183" draw:formula="sin(?f179)"/><draw:equation draw:name="f184" draw:formula="0 - ?f183"/><draw:equation draw:name="f185" draw:formula="?f184 * ?f45"/><draw:equation draw:name="f186" draw:formula="sqrt(?f182 * ?f182 + ?f185 * ?f185 + 0 * 0)"/><draw:equation draw:name="f187" draw:formula="?f32 * ?f45 / ?f186"/><draw:equation draw:name="f188" draw:formula="?f184 * ?f187"/><draw:equation draw:name="f189" draw:formula="?f28 - ?f188"/><draw:equation draw:name="f190" draw:formula="?f181 * ?f187"/><draw:equation draw:name="f191" draw:formula="?f44 - ?f190"/><draw:equation draw:name="f192" draw:formula="?f189 - ?f32"/><draw:equation draw:name="f193" draw:formula="?f191 - ?f45"/><draw:equation draw:name="f194" draw:formula="?f189 + ?f32"/><draw:equation draw:name="f195" draw:formula="?f191 + ?f45"/><draw:equation draw:name="f196" draw:formula="?f176 + ?f2"/><draw:equation draw:name="f197" draw:formula="?f196 * ?f10 / ?f1"/><draw:equation draw:name="f198" draw:formula="0 - ?f197"/><draw:equation draw:name="f199" draw:formula="cos(?f198)"/><draw:equation draw:name="f200" draw:formula="0 - ?f199"/><draw:equation draw:name="f201" draw:formula="?f200 * ?f32"/><draw:equation draw:name="f202" draw:formula="sin(?f198)"/><draw:equation draw:name="f203" draw:formula="0 - ?f202"/><draw:equation draw:name="f204" draw:formula="?f203 * ?f45"/><draw:equation draw:name="f205" draw:formula="sqrt(?f201 * ?f201 + ?f204 * ?f204 + 0 * 0)"/><draw:equation draw:name="f206" draw:formula="?f32 * ?f45 / ?f205"/><draw:equation draw:name="f207" draw:formula="?f203 * ?f206"/><draw:equation draw:name="f208" draw:formula="?f189 + ?f207"/><draw:equation draw:name="f209" draw:formula="?f200 * ?f206"/><draw:equation draw:name="f210" draw:formula="?f191 + ?f209"/><draw:equation draw:name="f211" draw:formula="if(?f55, ?f28, ?f192)"/><draw:equation draw:name="f212" draw:formula="if(?f55, ?f44, ?f193)"/><draw:equation draw:name="f213" draw:formula="if(?f55, ?f28, ?f194)"/><draw:equation draw:name="f214" draw:formula="if(?f55, ?f44, ?f195)"/><draw:equation draw:name="f215" draw:formula="if(?f55, ?f192, ?f208)"/><draw:equation draw:name="f216" draw:formula="if(?f55, ?f193, ?f210)"/><draw:equation draw:name="f217" draw:formula="if(?f55, ?f194, ?f208)"/><draw:equation draw:name="f218" draw:formula="if(?f55, ?f195, ?f210)"/></draw:enhanced-geometry></draw:custom-shape></text:p>
      <text:p text:style-name="Normal">-Remo maquina<text:s/>8/8/6/6</text:p>
      <text:p text:style-name="Normal">-Biceps curl parado<text:s/>8/8/6/6</text:p>
      <text:p text:style-name="Normal"><text:s text:c="26"/></text:p>
      <text:p text:style-name="Normal">Circuito final: (realizar 4 vueltas de los 4 ej. en orden continuos. Pausa 1` entre vuelta y vuelta.</text:p>
      <text:list text:style-name="LFO1" text:continue-numbering="true">
        <text:list-item>
          <text:p text:style-name="P5">Bíceps alternados con manc 8/8r</text:p>
        </text:list-item>
        <text:list-item>
          <text:p text:style-name="P6">Vuelos frontales con manc 8r</text:p>
        </text:list-item>
        <text:list-item>
          <text:p text:style-name="P7">Bíceps martillo con manc <text:s/>8r</text:p>
        </text:list-item>
        <text:list-item>
          <text:p text:style-name="P8">Plancha frontal 20”</text:p>
        </text:list-item>
      </text:list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Normal"/>
      <text:p text:style-name="Normal"/>
      <text:p text:style-name="Normal"/>
      <text:p text:style-name="Normal"/>
      <text:p text:style-name="Normal">Dia 3:</text:p>
      <text:p text:style-name="Normal">Entrada en calor:</text:p>
      <text:p text:style-name="Normal">4 vueltas: (descanso entre vuelta y vuelta 20”)</text:p>
      <text:p text:style-name="Normal">-Vitalizaciones con disco 10r</text:p>
      <text:p text:style-name="Normal">-Abs bolita 20r</text:p>
      <text:p text:style-name="Normal">-Twist con kettlebell 15/15r</text:p>
      <text:p text:style-name="Normal">-Plancha con cambio de apoyos 5/5r</text:p>
      <text:p text:style-name="Normal"/>
      <text:p text:style-name="Normal"><draw:custom-shape svg:x="3.36111in" svg:y="0.21921in" svg:width="0.25764in" svg:height="0.65764in" draw:z-index="251671552" draw:id="id6" draw:style-name="a6" draw:name="Cerrar llave 12" text:anchor-type="paragraph"><svg:title/><svg:desc/><draw:enhanced-geometry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0 - 5400000"/><draw:equation draw:name="f13" draw:formula="8333"/><draw:equation draw:name="f14" draw:formula="50000"/><draw:equation draw:name="f15" draw:formula="2700000 + ?f2"/><draw:equation draw:name="f16" draw:formula="?f8 / 21600"/><draw:equation draw:name="f17" draw:formula="?f7 / 21600"/><draw:equation draw:name="f18" draw:formula="21600 * ?f8"/><draw:equation draw:name="f19" draw:formula="21600 * ?f7"/><draw:equation draw:name="f20" draw:formula="min(?f17, ?f16)"/><draw:equation draw:name="f21" draw:formula="?f18 / ?f9"/><draw:equation draw:name="f22" draw:formula="?f19 / ?f9"/><draw:equation draw:name="f23" draw:formula="?f22 - ?f11"/><draw:equation draw:name="f24" draw:formula="?f21 - ?f11"/><draw:equation draw:name="f25" draw:formula="?f24 / 2"/><draw:equation draw:name="f26" draw:formula="min(?f24, ?f23)"/><draw:equation draw:name="f27" draw:formula="?f23 * ?f14"/><draw:equation draw:name="f28" draw:formula="?f11 + ?f25"/><draw:equation draw:name="f29" draw:formula="?f26 * ?f13"/><draw:equation draw:name="f30" draw:formula="?f27 / 100000"/><draw:equation draw:name="f31" draw:formula="?f15 - ?f2"/><draw:equation draw:name="f32" draw:formula="?f25 * ?f20"/><draw:equation draw:name="f33" draw:formula="?f29 / 100000"/><draw:equation draw:name="f34" draw:formula="?f31 + ?f2"/><draw:equation draw:name="f35" draw:formula="?f34 * ?f10 / ?f1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?f30 - ?f33"/><draw:equation draw:name="f44" draw:formula="?f22 - ?f33"/><draw:equation draw:name="f45" draw:formula="?f33 * ?f20"/><draw:equation draw:name="f46" draw:formula="?f39 * ?f25"/><draw:equation draw:name="f47" draw:formula="?f42 * ?f33"/><draw:equation draw:name="f48" draw:formula="?f11 + ?f46"/><draw:equation draw:name="f49" draw:formula="?f33 - ?f47"/><draw:equation draw:name="f50" draw:formula="?f22 + ?f47"/><draw:equation draw:name="f51" draw:formula="?f50 - ?f33"/><draw:equation draw:name="f52" draw:formula="21550000 - ?f2"/><draw:equation draw:name="f53" draw:formula="if(?f52, ?f2, 21550000)"/><draw:equation draw:name="f54" draw:formula="-21550000 - ?f53"/><draw:equation draw:name="f55" draw:formula="if(?f54, -21550000, ?f53)"/><draw:equation draw:name="f56" draw:formula="?f0 + ?f55"/><draw:equation draw:name="f57" draw:formula="?f0 + ?f2"/><draw:equation draw:name="f58" draw:formula="?f57 * ?f10 / ?f1"/><draw:equation draw:name="f59" draw:formula="0 - ?f58"/><draw:equation draw:name="f60" draw:formula="cos(?f59)"/><draw:equation draw:name="f61" draw:formula="0 - ?f60"/><draw:equation draw:name="f62" draw:formula="?f61 * ?f32"/><draw:equation draw:name="f63" draw:formula="sin(?f59)"/><draw:equation draw:name="f64" draw:formula="0 - ?f63"/><draw:equation draw:name="f65" draw:formula="?f64 * ?f45"/><draw:equation draw:name="f66" draw:formula="sqrt(?f62 * ?f62 + ?f65 * ?f65 + 0 * 0)"/><draw:equation draw:name="f67" draw:formula="?f32 * ?f45 / ?f66"/><draw:equation draw:name="f68" draw:formula="?f64 * ?f67"/><draw:equation draw:name="f69" draw:formula="?f11 - ?f68"/><draw:equation draw:name="f70" draw:formula="?f61 * ?f67"/><draw:equation draw:name="f71" draw:formula="?f11 - ?f70"/><draw:equation draw:name="f72" draw:formula="?f69 - ?f32"/><draw:equation draw:name="f73" draw:formula="?f71 - ?f45"/><draw:equation draw:name="f74" draw:formula="?f69 + ?f32"/><draw:equation draw:name="f75" draw:formula="?f71 + ?f45"/><draw:equation draw:name="f76" draw:formula="?f56 + ?f2"/><draw:equation draw:name="f77" draw:formula="?f76 * ?f10 / ?f1"/><draw:equation draw:name="f78" draw:formula="0 - ?f77"/><draw:equation draw:name="f79" draw:formula="cos(?f78)"/><draw:equation draw:name="f80" draw:formula="0 - ?f79"/><draw:equation draw:name="f81" draw:formula="?f80 * ?f32"/><draw:equation draw:name="f82" draw:formula="sin(?f78)"/><draw:equation draw:name="f83" draw:formula="0 - ?f82"/><draw:equation draw:name="f84" draw:formula="?f83 * ?f45"/><draw:equation draw:name="f85" draw:formula="sqrt(?f81 * ?f81 + ?f84 * ?f84 + 0 * 0)"/><draw:equation draw:name="f86" draw:formula="?f32 * ?f45 / ?f85"/><draw:equation draw:name="f87" draw:formula="?f83 * ?f86"/><draw:equation draw:name="f88" draw:formula="?f69 + ?f87"/><draw:equation draw:name="f89" draw:formula="?f80 * ?f86"/><draw:equation draw:name="f90" draw:formula="?f71 + ?f89"/><draw:equation draw:name="f91" draw:formula="if(?f55, ?f11, ?f72)"/><draw:equation draw:name="f92" draw:formula="if(?f55, ?f11, ?f73)"/><draw:equation draw:name="f93" draw:formula="if(?f55, ?f11, ?f74)"/><draw:equation draw:name="f94" draw:formula="if(?f55, ?f11, ?f75)"/><draw:equation draw:name="f95" draw:formula="if(?f55, ?f72, ?f88)"/><draw:equation draw:name="f96" draw:formula="if(?f55, ?f73, ?f90)"/><draw:equation draw:name="f97" draw:formula="if(?f55, ?f74, ?f88)"/><draw:equation draw:name="f98" draw:formula="if(?f55, ?f75, ?f90)"/><draw:equation draw:name="f99" draw:formula="21550000 - ?f12"/><draw:equation draw:name="f100" draw:formula="if(?f99, ?f12, 21550000)"/><draw:equation draw:name="f101" draw:formula="-21550000 - ?f100"/><draw:equation draw:name="f102" draw:formula="if(?f101, -21550000, ?f100)"/><draw:equation draw:name="f103" draw:formula="?f1 + ?f102"/><draw:equation draw:name="f104" draw:formula="?f1 + ?f2"/><draw:equation draw:name="f105" draw:formula="?f104 * ?f10 / ?f1"/><draw:equation draw:name="f106" draw:formula="0 - ?f105"/><draw:equation draw:name="f107" draw:formula="cos(?f106)"/><draw:equation draw:name="f108" draw:formula="0 - ?f107"/><draw:equation draw:name="f109" draw:formula="?f108 * ?f32"/><draw:equation draw:name="f110" draw:formula="sin(?f106)"/><draw:equation draw:name="f111" draw:formula="0 - ?f110"/><draw:equation draw:name="f112" draw:formula="?f111 * ?f45"/><draw:equation draw:name="f113" draw:formula="sqrt(?f109 * ?f109 + ?f112 * ?f112 + 0 * 0)"/><draw:equation draw:name="f114" draw:formula="?f32 * ?f45 / ?f113"/><draw:equation draw:name="f115" draw:formula="?f111 * ?f114"/><draw:equation draw:name="f116" draw:formula="?f28 - ?f115"/><draw:equation draw:name="f117" draw:formula="?f108 * ?f114"/><draw:equation draw:name="f118" draw:formula="?f43 - ?f117"/><draw:equation draw:name="f119" draw:formula="?f116 - ?f32"/><draw:equation draw:name="f120" draw:formula="?f118 - ?f45"/><draw:equation draw:name="f121" draw:formula="?f116 + ?f32"/><draw:equation draw:name="f122" draw:formula="?f118 + ?f45"/><draw:equation draw:name="f123" draw:formula="?f103 + ?f2"/><draw:equation draw:name="f124" draw:formula="?f123 * ?f10 / ?f1"/><draw:equation draw:name="f125" draw:formula="0 - ?f124"/><draw:equation draw:name="f126" draw:formula="cos(?f125)"/><draw:equation draw:name="f127" draw:formula="0 - ?f126"/><draw:equation draw:name="f128" draw:formula="?f127 * ?f32"/><draw:equation draw:name="f129" draw:formula="sin(?f125)"/><draw:equation draw:name="f130" draw:formula="0 - ?f129"/><draw:equation draw:name="f131" draw:formula="?f130 * ?f45"/><draw:equation draw:name="f132" draw:formula="sqrt(?f128 * ?f128 + ?f131 * ?f131 + 0 * 0)"/><draw:equation draw:name="f133" draw:formula="?f32 * ?f45 / ?f132"/><draw:equation draw:name="f134" draw:formula="?f130 * ?f133"/><draw:equation draw:name="f135" draw:formula="?f116 + ?f134"/><draw:equation draw:name="f136" draw:formula="?f127 * ?f133"/><draw:equation draw:name="f137" draw:formula="?f118 + ?f136"/><draw:equation draw:name="f138" draw:formula="if(?f102, ?f28, ?f119)"/><draw:equation draw:name="f139" draw:formula="if(?f102, ?f43, ?f120)"/><draw:equation draw:name="f140" draw:formula="if(?f102, ?f28, ?f121)"/><draw:equation draw:name="f141" draw:formula="if(?f102, ?f43, ?f122)"/><draw:equation draw:name="f142" draw:formula="if(?f102, ?f119, ?f135)"/><draw:equation draw:name="f143" draw:formula="if(?f102, ?f120, ?f137)"/><draw:equation draw:name="f144" draw:formula="if(?f102, ?f121, ?f135)"/><draw:equation draw:name="f145" draw:formula="if(?f102, ?f122, ?f137)"/><draw:equation draw:name="f146" draw:formula="?f0 + ?f102"/><draw:equation draw:name="f147" draw:formula="?f135 - ?f68"/><draw:equation draw:name="f148" draw:formula="?f137 - ?f70"/><draw:equation draw:name="f149" draw:formula="?f147 - ?f32"/><draw:equation draw:name="f150" draw:formula="?f148 - ?f45"/><draw:equation draw:name="f151" draw:formula="?f147 + ?f32"/><draw:equation draw:name="f152" draw:formula="?f148 + ?f45"/><draw:equation draw:name="f153" draw:formula="?f146 + ?f2"/><draw:equation draw:name="f154" draw:formula="?f153 * ?f10 / ?f1"/><draw:equation draw:name="f155" draw:formula="0 - ?f154"/><draw:equation draw:name="f156" draw:formula="cos(?f155)"/><draw:equation draw:name="f157" draw:formula="0 - ?f156"/><draw:equation draw:name="f158" draw:formula="?f157 * ?f32"/><draw:equation draw:name="f159" draw:formula="sin(?f155)"/><draw:equation draw:name="f160" draw:formula="0 - ?f159"/><draw:equation draw:name="f161" draw:formula="?f160 * ?f45"/><draw:equation draw:name="f162" draw:formula="sqrt(?f158 * ?f158 + ?f161 * ?f161 + 0 * 0)"/><draw:equation draw:name="f163" draw:formula="?f32 * ?f45 / ?f162"/><draw:equation draw:name="f164" draw:formula="?f160 * ?f163"/><draw:equation draw:name="f165" draw:formula="?f147 + ?f164"/><draw:equation draw:name="f166" draw:formula="?f157 * ?f163"/><draw:equation draw:name="f167" draw:formula="?f148 + ?f166"/><draw:equation draw:name="f168" draw:formula="if(?f102, ?f135, ?f149)"/><draw:equation draw:name="f169" draw:formula="if(?f102, ?f137, ?f150)"/><draw:equation draw:name="f170" draw:formula="if(?f102, ?f135, ?f151)"/><draw:equation draw:name="f171" draw:formula="if(?f102, ?f137, ?f152)"/><draw:equation draw:name="f172" draw:formula="if(?f102, ?f149, ?f165)"/><draw:equation draw:name="f173" draw:formula="if(?f102, ?f150, ?f167)"/><draw:equation draw:name="f174" draw:formula="if(?f102, ?f151, ?f165)"/><draw:equation draw:name="f175" draw:formula="if(?f102, ?f152, ?f167)"/><draw:equation draw:name="f176" draw:formula="?f11 + ?f55"/><draw:equation draw:name="f177" draw:formula="?f11 + ?f2"/><draw:equation draw:name="f178" draw:formula="?f177 * ?f10 / ?f1"/><draw:equation draw:name="f179" draw:formula="0 - ?f178"/><draw:equation draw:name="f180" draw:formula="cos(?f179)"/><draw:equation draw:name="f181" draw:formula="0 - ?f180"/><draw:equation draw:name="f182" draw:formula="?f181 * ?f32"/><draw:equation draw:name="f183" draw:formula="sin(?f179)"/><draw:equation draw:name="f184" draw:formula="0 - ?f183"/><draw:equation draw:name="f185" draw:formula="?f184 * ?f45"/><draw:equation draw:name="f186" draw:formula="sqrt(?f182 * ?f182 + ?f185 * ?f185 + 0 * 0)"/><draw:equation draw:name="f187" draw:formula="?f32 * ?f45 / ?f186"/><draw:equation draw:name="f188" draw:formula="?f184 * ?f187"/><draw:equation draw:name="f189" draw:formula="?f28 - ?f188"/><draw:equation draw:name="f190" draw:formula="?f181 * ?f187"/><draw:equation draw:name="f191" draw:formula="?f44 - ?f190"/><draw:equation draw:name="f192" draw:formula="?f189 - ?f32"/><draw:equation draw:name="f193" draw:formula="?f191 - ?f45"/><draw:equation draw:name="f194" draw:formula="?f189 + ?f32"/><draw:equation draw:name="f195" draw:formula="?f191 + ?f45"/><draw:equation draw:name="f196" draw:formula="?f176 + ?f2"/><draw:equation draw:name="f197" draw:formula="?f196 * ?f10 / ?f1"/><draw:equation draw:name="f198" draw:formula="0 - ?f197"/><draw:equation draw:name="f199" draw:formula="cos(?f198)"/><draw:equation draw:name="f200" draw:formula="0 - ?f199"/><draw:equation draw:name="f201" draw:formula="?f200 * ?f32"/><draw:equation draw:name="f202" draw:formula="sin(?f198)"/><draw:equation draw:name="f203" draw:formula="0 - ?f202"/><draw:equation draw:name="f204" draw:formula="?f203 * ?f45"/><draw:equation draw:name="f205" draw:formula="sqrt(?f201 * ?f201 + ?f204 * ?f204 + 0 * 0)"/><draw:equation draw:name="f206" draw:formula="?f32 * ?f45 / ?f205"/><draw:equation draw:name="f207" draw:formula="?f203 * ?f206"/><draw:equation draw:name="f208" draw:formula="?f189 + ?f207"/><draw:equation draw:name="f209" draw:formula="?f200 * ?f206"/><draw:equation draw:name="f210" draw:formula="?f191 + ?f209"/><draw:equation draw:name="f211" draw:formula="if(?f55, ?f28, ?f192)"/><draw:equation draw:name="f212" draw:formula="if(?f55, ?f44, ?f193)"/><draw:equation draw:name="f213" draw:formula="if(?f55, ?f28, ?f194)"/><draw:equation draw:name="f214" draw:formula="if(?f55, ?f44, ?f195)"/><draw:equation draw:name="f215" draw:formula="if(?f55, ?f192, ?f208)"/><draw:equation draw:name="f216" draw:formula="if(?f55, ?f193, ?f210)"/><draw:equation draw:name="f217" draw:formula="if(?f55, ?f194, ?f208)"/><draw:equation draw:name="f218" draw:formula="if(?f55, ?f195, ?f210)"/></draw:enhanced-geometry></draw:custom-shape>Ejercicios:</text:p>
      <text:p text:style-name="Normal">-Press pecho banco plano unilateral con manc<text:s/>8/8/6/6</text:p>
      <text:p text:style-name="Normal">-Estocada bulgara con manc<text:s/>6/6/6/6</text:p>
      <text:p text:style-name="Párrafodelista"><draw:custom-shape svg:x="2.81435in" svg:y="0.23542in" svg:width="0.25764in" svg:height="0.65764in" draw:z-index="251673600" draw:id="id7" draw:style-name="a7" draw:name="Cerrar llave 13" text:anchor-type="paragraph"><svg:title/><svg:desc/><draw:enhanced-geometry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0 - 5400000"/><draw:equation draw:name="f13" draw:formula="8333"/><draw:equation draw:name="f14" draw:formula="50000"/><draw:equation draw:name="f15" draw:formula="2700000 + ?f2"/><draw:equation draw:name="f16" draw:formula="?f8 / 21600"/><draw:equation draw:name="f17" draw:formula="?f7 / 21600"/><draw:equation draw:name="f18" draw:formula="21600 * ?f8"/><draw:equation draw:name="f19" draw:formula="21600 * ?f7"/><draw:equation draw:name="f20" draw:formula="min(?f17, ?f16)"/><draw:equation draw:name="f21" draw:formula="?f18 / ?f9"/><draw:equation draw:name="f22" draw:formula="?f19 / ?f9"/><draw:equation draw:name="f23" draw:formula="?f22 - ?f11"/><draw:equation draw:name="f24" draw:formula="?f21 - ?f11"/><draw:equation draw:name="f25" draw:formula="?f24 / 2"/><draw:equation draw:name="f26" draw:formula="min(?f24, ?f23)"/><draw:equation draw:name="f27" draw:formula="?f23 * ?f14"/><draw:equation draw:name="f28" draw:formula="?f11 + ?f25"/><draw:equation draw:name="f29" draw:formula="?f26 * ?f13"/><draw:equation draw:name="f30" draw:formula="?f27 / 100000"/><draw:equation draw:name="f31" draw:formula="?f15 - ?f2"/><draw:equation draw:name="f32" draw:formula="?f25 * ?f20"/><draw:equation draw:name="f33" draw:formula="?f29 / 100000"/><draw:equation draw:name="f34" draw:formula="?f31 + ?f2"/><draw:equation draw:name="f35" draw:formula="?f34 * ?f10 / ?f1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?f30 - ?f33"/><draw:equation draw:name="f44" draw:formula="?f22 - ?f33"/><draw:equation draw:name="f45" draw:formula="?f33 * ?f20"/><draw:equation draw:name="f46" draw:formula="?f39 * ?f25"/><draw:equation draw:name="f47" draw:formula="?f42 * ?f33"/><draw:equation draw:name="f48" draw:formula="?f11 + ?f46"/><draw:equation draw:name="f49" draw:formula="?f33 - ?f47"/><draw:equation draw:name="f50" draw:formula="?f22 + ?f47"/><draw:equation draw:name="f51" draw:formula="?f50 - ?f33"/><draw:equation draw:name="f52" draw:formula="21550000 - ?f2"/><draw:equation draw:name="f53" draw:formula="if(?f52, ?f2, 21550000)"/><draw:equation draw:name="f54" draw:formula="-21550000 - ?f53"/><draw:equation draw:name="f55" draw:formula="if(?f54, -21550000, ?f53)"/><draw:equation draw:name="f56" draw:formula="?f0 + ?f55"/><draw:equation draw:name="f57" draw:formula="?f0 + ?f2"/><draw:equation draw:name="f58" draw:formula="?f57 * ?f10 / ?f1"/><draw:equation draw:name="f59" draw:formula="0 - ?f58"/><draw:equation draw:name="f60" draw:formula="cos(?f59)"/><draw:equation draw:name="f61" draw:formula="0 - ?f60"/><draw:equation draw:name="f62" draw:formula="?f61 * ?f32"/><draw:equation draw:name="f63" draw:formula="sin(?f59)"/><draw:equation draw:name="f64" draw:formula="0 - ?f63"/><draw:equation draw:name="f65" draw:formula="?f64 * ?f45"/><draw:equation draw:name="f66" draw:formula="sqrt(?f62 * ?f62 + ?f65 * ?f65 + 0 * 0)"/><draw:equation draw:name="f67" draw:formula="?f32 * ?f45 / ?f66"/><draw:equation draw:name="f68" draw:formula="?f64 * ?f67"/><draw:equation draw:name="f69" draw:formula="?f11 - ?f68"/><draw:equation draw:name="f70" draw:formula="?f61 * ?f67"/><draw:equation draw:name="f71" draw:formula="?f11 - ?f70"/><draw:equation draw:name="f72" draw:formula="?f69 - ?f32"/><draw:equation draw:name="f73" draw:formula="?f71 - ?f45"/><draw:equation draw:name="f74" draw:formula="?f69 + ?f32"/><draw:equation draw:name="f75" draw:formula="?f71 + ?f45"/><draw:equation draw:name="f76" draw:formula="?f56 + ?f2"/><draw:equation draw:name="f77" draw:formula="?f76 * ?f10 / ?f1"/><draw:equation draw:name="f78" draw:formula="0 - ?f77"/><draw:equation draw:name="f79" draw:formula="cos(?f78)"/><draw:equation draw:name="f80" draw:formula="0 - ?f79"/><draw:equation draw:name="f81" draw:formula="?f80 * ?f32"/><draw:equation draw:name="f82" draw:formula="sin(?f78)"/><draw:equation draw:name="f83" draw:formula="0 - ?f82"/><draw:equation draw:name="f84" draw:formula="?f83 * ?f45"/><draw:equation draw:name="f85" draw:formula="sqrt(?f81 * ?f81 + ?f84 * ?f84 + 0 * 0)"/><draw:equation draw:name="f86" draw:formula="?f32 * ?f45 / ?f85"/><draw:equation draw:name="f87" draw:formula="?f83 * ?f86"/><draw:equation draw:name="f88" draw:formula="?f69 + ?f87"/><draw:equation draw:name="f89" draw:formula="?f80 * ?f86"/><draw:equation draw:name="f90" draw:formula="?f71 + ?f89"/><draw:equation draw:name="f91" draw:formula="if(?f55, ?f11, ?f72)"/><draw:equation draw:name="f92" draw:formula="if(?f55, ?f11, ?f73)"/><draw:equation draw:name="f93" draw:formula="if(?f55, ?f11, ?f74)"/><draw:equation draw:name="f94" draw:formula="if(?f55, ?f11, ?f75)"/><draw:equation draw:name="f95" draw:formula="if(?f55, ?f72, ?f88)"/><draw:equation draw:name="f96" draw:formula="if(?f55, ?f73, ?f90)"/><draw:equation draw:name="f97" draw:formula="if(?f55, ?f74, ?f88)"/><draw:equation draw:name="f98" draw:formula="if(?f55, ?f75, ?f90)"/><draw:equation draw:name="f99" draw:formula="21550000 - ?f12"/><draw:equation draw:name="f100" draw:formula="if(?f99, ?f12, 21550000)"/><draw:equation draw:name="f101" draw:formula="-21550000 - ?f100"/><draw:equation draw:name="f102" draw:formula="if(?f101, -21550000, ?f100)"/><draw:equation draw:name="f103" draw:formula="?f1 + ?f102"/><draw:equation draw:name="f104" draw:formula="?f1 + ?f2"/><draw:equation draw:name="f105" draw:formula="?f104 * ?f10 / ?f1"/><draw:equation draw:name="f106" draw:formula="0 - ?f105"/><draw:equation draw:name="f107" draw:formula="cos(?f106)"/><draw:equation draw:name="f108" draw:formula="0 - ?f107"/><draw:equation draw:name="f109" draw:formula="?f108 * ?f32"/><draw:equation draw:name="f110" draw:formula="sin(?f106)"/><draw:equation draw:name="f111" draw:formula="0 - ?f110"/><draw:equation draw:name="f112" draw:formula="?f111 * ?f45"/><draw:equation draw:name="f113" draw:formula="sqrt(?f109 * ?f109 + ?f112 * ?f112 + 0 * 0)"/><draw:equation draw:name="f114" draw:formula="?f32 * ?f45 / ?f113"/><draw:equation draw:name="f115" draw:formula="?f111 * ?f114"/><draw:equation draw:name="f116" draw:formula="?f28 - ?f115"/><draw:equation draw:name="f117" draw:formula="?f108 * ?f114"/><draw:equation draw:name="f118" draw:formula="?f43 - ?f117"/><draw:equation draw:name="f119" draw:formula="?f116 - ?f32"/><draw:equation draw:name="f120" draw:formula="?f118 - ?f45"/><draw:equation draw:name="f121" draw:formula="?f116 + ?f32"/><draw:equation draw:name="f122" draw:formula="?f118 + ?f45"/><draw:equation draw:name="f123" draw:formula="?f103 + ?f2"/><draw:equation draw:name="f124" draw:formula="?f123 * ?f10 / ?f1"/><draw:equation draw:name="f125" draw:formula="0 - ?f124"/><draw:equation draw:name="f126" draw:formula="cos(?f125)"/><draw:equation draw:name="f127" draw:formula="0 - ?f126"/><draw:equation draw:name="f128" draw:formula="?f127 * ?f32"/><draw:equation draw:name="f129" draw:formula="sin(?f125)"/><draw:equation draw:name="f130" draw:formula="0 - ?f129"/><draw:equation draw:name="f131" draw:formula="?f130 * ?f45"/><draw:equation draw:name="f132" draw:formula="sqrt(?f128 * ?f128 + ?f131 * ?f131 + 0 * 0)"/><draw:equation draw:name="f133" draw:formula="?f32 * ?f45 / ?f132"/><draw:equation draw:name="f134" draw:formula="?f130 * ?f133"/><draw:equation draw:name="f135" draw:formula="?f116 + ?f134"/><draw:equation draw:name="f136" draw:formula="?f127 * ?f133"/><draw:equation draw:name="f137" draw:formula="?f118 + ?f136"/><draw:equation draw:name="f138" draw:formula="if(?f102, ?f28, ?f119)"/><draw:equation draw:name="f139" draw:formula="if(?f102, ?f43, ?f120)"/><draw:equation draw:name="f140" draw:formula="if(?f102, ?f28, ?f121)"/><draw:equation draw:name="f141" draw:formula="if(?f102, ?f43, ?f122)"/><draw:equation draw:name="f142" draw:formula="if(?f102, ?f119, ?f135)"/><draw:equation draw:name="f143" draw:formula="if(?f102, ?f120, ?f137)"/><draw:equation draw:name="f144" draw:formula="if(?f102, ?f121, ?f135)"/><draw:equation draw:name="f145" draw:formula="if(?f102, ?f122, ?f137)"/><draw:equation draw:name="f146" draw:formula="?f0 + ?f102"/><draw:equation draw:name="f147" draw:formula="?f135 - ?f68"/><draw:equation draw:name="f148" draw:formula="?f137 - ?f70"/><draw:equation draw:name="f149" draw:formula="?f147 - ?f32"/><draw:equation draw:name="f150" draw:formula="?f148 - ?f45"/><draw:equation draw:name="f151" draw:formula="?f147 + ?f32"/><draw:equation draw:name="f152" draw:formula="?f148 + ?f45"/><draw:equation draw:name="f153" draw:formula="?f146 + ?f2"/><draw:equation draw:name="f154" draw:formula="?f153 * ?f10 / ?f1"/><draw:equation draw:name="f155" draw:formula="0 - ?f154"/><draw:equation draw:name="f156" draw:formula="cos(?f155)"/><draw:equation draw:name="f157" draw:formula="0 - ?f156"/><draw:equation draw:name="f158" draw:formula="?f157 * ?f32"/><draw:equation draw:name="f159" draw:formula="sin(?f155)"/><draw:equation draw:name="f160" draw:formula="0 - ?f159"/><draw:equation draw:name="f161" draw:formula="?f160 * ?f45"/><draw:equation draw:name="f162" draw:formula="sqrt(?f158 * ?f158 + ?f161 * ?f161 + 0 * 0)"/><draw:equation draw:name="f163" draw:formula="?f32 * ?f45 / ?f162"/><draw:equation draw:name="f164" draw:formula="?f160 * ?f163"/><draw:equation draw:name="f165" draw:formula="?f147 + ?f164"/><draw:equation draw:name="f166" draw:formula="?f157 * ?f163"/><draw:equation draw:name="f167" draw:formula="?f148 + ?f166"/><draw:equation draw:name="f168" draw:formula="if(?f102, ?f135, ?f149)"/><draw:equation draw:name="f169" draw:formula="if(?f102, ?f137, ?f150)"/><draw:equation draw:name="f170" draw:formula="if(?f102, ?f135, ?f151)"/><draw:equation draw:name="f171" draw:formula="if(?f102, ?f137, ?f152)"/><draw:equation draw:name="f172" draw:formula="if(?f102, ?f149, ?f165)"/><draw:equation draw:name="f173" draw:formula="if(?f102, ?f150, ?f167)"/><draw:equation draw:name="f174" draw:formula="if(?f102, ?f151, ?f165)"/><draw:equation draw:name="f175" draw:formula="if(?f102, ?f152, ?f167)"/><draw:equation draw:name="f176" draw:formula="?f11 + ?f55"/><draw:equation draw:name="f177" draw:formula="?f11 + ?f2"/><draw:equation draw:name="f178" draw:formula="?f177 * ?f10 / ?f1"/><draw:equation draw:name="f179" draw:formula="0 - ?f178"/><draw:equation draw:name="f180" draw:formula="cos(?f179)"/><draw:equation draw:name="f181" draw:formula="0 - ?f180"/><draw:equation draw:name="f182" draw:formula="?f181 * ?f32"/><draw:equation draw:name="f183" draw:formula="sin(?f179)"/><draw:equation draw:name="f184" draw:formula="0 - ?f183"/><draw:equation draw:name="f185" draw:formula="?f184 * ?f45"/><draw:equation draw:name="f186" draw:formula="sqrt(?f182 * ?f182 + ?f185 * ?f185 + 0 * 0)"/><draw:equation draw:name="f187" draw:formula="?f32 * ?f45 / ?f186"/><draw:equation draw:name="f188" draw:formula="?f184 * ?f187"/><draw:equation draw:name="f189" draw:formula="?f28 - ?f188"/><draw:equation draw:name="f190" draw:formula="?f181 * ?f187"/><draw:equation draw:name="f191" draw:formula="?f44 - ?f190"/><draw:equation draw:name="f192" draw:formula="?f189 - ?f32"/><draw:equation draw:name="f193" draw:formula="?f191 - ?f45"/><draw:equation draw:name="f194" draw:formula="?f189 + ?f32"/><draw:equation draw:name="f195" draw:formula="?f191 + ?f45"/><draw:equation draw:name="f196" draw:formula="?f176 + ?f2"/><draw:equation draw:name="f197" draw:formula="?f196 * ?f10 / ?f1"/><draw:equation draw:name="f198" draw:formula="0 - ?f197"/><draw:equation draw:name="f199" draw:formula="cos(?f198)"/><draw:equation draw:name="f200" draw:formula="0 - ?f199"/><draw:equation draw:name="f201" draw:formula="?f200 * ?f32"/><draw:equation draw:name="f202" draw:formula="sin(?f198)"/><draw:equation draw:name="f203" draw:formula="0 - ?f202"/><draw:equation draw:name="f204" draw:formula="?f203 * ?f45"/><draw:equation draw:name="f205" draw:formula="sqrt(?f201 * ?f201 + ?f204 * ?f204 + 0 * 0)"/><draw:equation draw:name="f206" draw:formula="?f32 * ?f45 / ?f205"/><draw:equation draw:name="f207" draw:formula="?f203 * ?f206"/><draw:equation draw:name="f208" draw:formula="?f189 + ?f207"/><draw:equation draw:name="f209" draw:formula="?f200 * ?f206"/><draw:equation draw:name="f210" draw:formula="?f191 + ?f209"/><draw:equation draw:name="f211" draw:formula="if(?f55, ?f28, ?f192)"/><draw:equation draw:name="f212" draw:formula="if(?f55, ?f44, ?f193)"/><draw:equation draw:name="f213" draw:formula="if(?f55, ?f28, ?f194)"/><draw:equation draw:name="f214" draw:formula="if(?f55, ?f44, ?f195)"/><draw:equation draw:name="f215" draw:formula="if(?f55, ?f192, ?f208)"/><draw:equation draw:name="f216" draw:formula="if(?f55, ?f193, ?f210)"/><draw:equation draw:name="f217" draw:formula="if(?f55, ?f194, ?f208)"/><draw:equation draw:name="f218" draw:formula="if(?f55, ?f195, ?f210)"/></draw:enhanced-geometry></draw:custom-shape></text:p>
      <text:p text:style-name="Normal">-Remo en maquina o polea unilateral<text:s/>8/8/6/6</text:p>
      <text:p text:style-name="Normal">-Sumo con kettlebell 6/6/6/6r</text:p>
      <text:p text:style-name="Normal"><draw:custom-shape svg:x="2.4294in" svg:y="0.22593in" svg:width="0.2125in" svg:height="0.93403in" draw:z-index="251675648" draw:id="id8" draw:style-name="a8" draw:name="Cerrar llave 14" text:anchor-type="paragraph"><svg:title/><svg:desc/><draw:enhanced-geometry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0 - 5400000"/><draw:equation draw:name="f13" draw:formula="8333"/><draw:equation draw:name="f14" draw:formula="50000"/><draw:equation draw:name="f15" draw:formula="2700000 + ?f2"/><draw:equation draw:name="f16" draw:formula="?f8 / 21600"/><draw:equation draw:name="f17" draw:formula="?f7 / 21600"/><draw:equation draw:name="f18" draw:formula="21600 * ?f8"/><draw:equation draw:name="f19" draw:formula="21600 * ?f7"/><draw:equation draw:name="f20" draw:formula="min(?f17, ?f16)"/><draw:equation draw:name="f21" draw:formula="?f18 / ?f9"/><draw:equation draw:name="f22" draw:formula="?f19 / ?f9"/><draw:equation draw:name="f23" draw:formula="?f22 - ?f11"/><draw:equation draw:name="f24" draw:formula="?f21 - ?f11"/><draw:equation draw:name="f25" draw:formula="?f24 / 2"/><draw:equation draw:name="f26" draw:formula="min(?f24, ?f23)"/><draw:equation draw:name="f27" draw:formula="?f23 * ?f14"/><draw:equation draw:name="f28" draw:formula="?f11 + ?f25"/><draw:equation draw:name="f29" draw:formula="?f26 * ?f13"/><draw:equation draw:name="f30" draw:formula="?f27 / 100000"/><draw:equation draw:name="f31" draw:formula="?f15 - ?f2"/><draw:equation draw:name="f32" draw:formula="?f25 * ?f20"/><draw:equation draw:name="f33" draw:formula="?f29 / 100000"/><draw:equation draw:name="f34" draw:formula="?f31 + ?f2"/><draw:equation draw:name="f35" draw:formula="?f34 * ?f10 / ?f1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?f30 - ?f33"/><draw:equation draw:name="f44" draw:formula="?f22 - ?f33"/><draw:equation draw:name="f45" draw:formula="?f33 * ?f20"/><draw:equation draw:name="f46" draw:formula="?f39 * ?f25"/><draw:equation draw:name="f47" draw:formula="?f42 * ?f33"/><draw:equation draw:name="f48" draw:formula="?f11 + ?f46"/><draw:equation draw:name="f49" draw:formula="?f33 - ?f47"/><draw:equation draw:name="f50" draw:formula="?f22 + ?f47"/><draw:equation draw:name="f51" draw:formula="?f50 - ?f33"/><draw:equation draw:name="f52" draw:formula="21550000 - ?f2"/><draw:equation draw:name="f53" draw:formula="if(?f52, ?f2, 21550000)"/><draw:equation draw:name="f54" draw:formula="-21550000 - ?f53"/><draw:equation draw:name="f55" draw:formula="if(?f54, -21550000, ?f53)"/><draw:equation draw:name="f56" draw:formula="?f0 + ?f55"/><draw:equation draw:name="f57" draw:formula="?f0 + ?f2"/><draw:equation draw:name="f58" draw:formula="?f57 * ?f10 / ?f1"/><draw:equation draw:name="f59" draw:formula="0 - ?f58"/><draw:equation draw:name="f60" draw:formula="cos(?f59)"/><draw:equation draw:name="f61" draw:formula="0 - ?f60"/><draw:equation draw:name="f62" draw:formula="?f61 * ?f32"/><draw:equation draw:name="f63" draw:formula="sin(?f59)"/><draw:equation draw:name="f64" draw:formula="0 - ?f63"/><draw:equation draw:name="f65" draw:formula="?f64 * ?f45"/><draw:equation draw:name="f66" draw:formula="sqrt(?f62 * ?f62 + ?f65 * ?f65 + 0 * 0)"/><draw:equation draw:name="f67" draw:formula="?f32 * ?f45 / ?f66"/><draw:equation draw:name="f68" draw:formula="?f64 * ?f67"/><draw:equation draw:name="f69" draw:formula="?f11 - ?f68"/><draw:equation draw:name="f70" draw:formula="?f61 * ?f67"/><draw:equation draw:name="f71" draw:formula="?f11 - ?f70"/><draw:equation draw:name="f72" draw:formula="?f69 - ?f32"/><draw:equation draw:name="f73" draw:formula="?f71 - ?f45"/><draw:equation draw:name="f74" draw:formula="?f69 + ?f32"/><draw:equation draw:name="f75" draw:formula="?f71 + ?f45"/><draw:equation draw:name="f76" draw:formula="?f56 + ?f2"/><draw:equation draw:name="f77" draw:formula="?f76 * ?f10 / ?f1"/><draw:equation draw:name="f78" draw:formula="0 - ?f77"/><draw:equation draw:name="f79" draw:formula="cos(?f78)"/><draw:equation draw:name="f80" draw:formula="0 - ?f79"/><draw:equation draw:name="f81" draw:formula="?f80 * ?f32"/><draw:equation draw:name="f82" draw:formula="sin(?f78)"/><draw:equation draw:name="f83" draw:formula="0 - ?f82"/><draw:equation draw:name="f84" draw:formula="?f83 * ?f45"/><draw:equation draw:name="f85" draw:formula="sqrt(?f81 * ?f81 + ?f84 * ?f84 + 0 * 0)"/><draw:equation draw:name="f86" draw:formula="?f32 * ?f45 / ?f85"/><draw:equation draw:name="f87" draw:formula="?f83 * ?f86"/><draw:equation draw:name="f88" draw:formula="?f69 + ?f87"/><draw:equation draw:name="f89" draw:formula="?f80 * ?f86"/><draw:equation draw:name="f90" draw:formula="?f71 + ?f89"/><draw:equation draw:name="f91" draw:formula="if(?f55, ?f11, ?f72)"/><draw:equation draw:name="f92" draw:formula="if(?f55, ?f11, ?f73)"/><draw:equation draw:name="f93" draw:formula="if(?f55, ?f11, ?f74)"/><draw:equation draw:name="f94" draw:formula="if(?f55, ?f11, ?f75)"/><draw:equation draw:name="f95" draw:formula="if(?f55, ?f72, ?f88)"/><draw:equation draw:name="f96" draw:formula="if(?f55, ?f73, ?f90)"/><draw:equation draw:name="f97" draw:formula="if(?f55, ?f74, ?f88)"/><draw:equation draw:name="f98" draw:formula="if(?f55, ?f75, ?f90)"/><draw:equation draw:name="f99" draw:formula="21550000 - ?f12"/><draw:equation draw:name="f100" draw:formula="if(?f99, ?f12, 21550000)"/><draw:equation draw:name="f101" draw:formula="-21550000 - ?f100"/><draw:equation draw:name="f102" draw:formula="if(?f101, -21550000, ?f100)"/><draw:equation draw:name="f103" draw:formula="?f1 + ?f102"/><draw:equation draw:name="f104" draw:formula="?f1 + ?f2"/><draw:equation draw:name="f105" draw:formula="?f104 * ?f10 / ?f1"/><draw:equation draw:name="f106" draw:formula="0 - ?f105"/><draw:equation draw:name="f107" draw:formula="cos(?f106)"/><draw:equation draw:name="f108" draw:formula="0 - ?f107"/><draw:equation draw:name="f109" draw:formula="?f108 * ?f32"/><draw:equation draw:name="f110" draw:formula="sin(?f106)"/><draw:equation draw:name="f111" draw:formula="0 - ?f110"/><draw:equation draw:name="f112" draw:formula="?f111 * ?f45"/><draw:equation draw:name="f113" draw:formula="sqrt(?f109 * ?f109 + ?f112 * ?f112 + 0 * 0)"/><draw:equation draw:name="f114" draw:formula="?f32 * ?f45 / ?f113"/><draw:equation draw:name="f115" draw:formula="?f111 * ?f114"/><draw:equation draw:name="f116" draw:formula="?f28 - ?f115"/><draw:equation draw:name="f117" draw:formula="?f108 * ?f114"/><draw:equation draw:name="f118" draw:formula="?f43 - ?f117"/><draw:equation draw:name="f119" draw:formula="?f116 - ?f32"/><draw:equation draw:name="f120" draw:formula="?f118 - ?f45"/><draw:equation draw:name="f121" draw:formula="?f116 + ?f32"/><draw:equation draw:name="f122" draw:formula="?f118 + ?f45"/><draw:equation draw:name="f123" draw:formula="?f103 + ?f2"/><draw:equation draw:name="f124" draw:formula="?f123 * ?f10 / ?f1"/><draw:equation draw:name="f125" draw:formula="0 - ?f124"/><draw:equation draw:name="f126" draw:formula="cos(?f125)"/><draw:equation draw:name="f127" draw:formula="0 - ?f126"/><draw:equation draw:name="f128" draw:formula="?f127 * ?f32"/><draw:equation draw:name="f129" draw:formula="sin(?f125)"/><draw:equation draw:name="f130" draw:formula="0 - ?f129"/><draw:equation draw:name="f131" draw:formula="?f130 * ?f45"/><draw:equation draw:name="f132" draw:formula="sqrt(?f128 * ?f128 + ?f131 * ?f131 + 0 * 0)"/><draw:equation draw:name="f133" draw:formula="?f32 * ?f45 / ?f132"/><draw:equation draw:name="f134" draw:formula="?f130 * ?f133"/><draw:equation draw:name="f135" draw:formula="?f116 + ?f134"/><draw:equation draw:name="f136" draw:formula="?f127 * ?f133"/><draw:equation draw:name="f137" draw:formula="?f118 + ?f136"/><draw:equation draw:name="f138" draw:formula="if(?f102, ?f28, ?f119)"/><draw:equation draw:name="f139" draw:formula="if(?f102, ?f43, ?f120)"/><draw:equation draw:name="f140" draw:formula="if(?f102, ?f28, ?f121)"/><draw:equation draw:name="f141" draw:formula="if(?f102, ?f43, ?f122)"/><draw:equation draw:name="f142" draw:formula="if(?f102, ?f119, ?f135)"/><draw:equation draw:name="f143" draw:formula="if(?f102, ?f120, ?f137)"/><draw:equation draw:name="f144" draw:formula="if(?f102, ?f121, ?f135)"/><draw:equation draw:name="f145" draw:formula="if(?f102, ?f122, ?f137)"/><draw:equation draw:name="f146" draw:formula="?f0 + ?f102"/><draw:equation draw:name="f147" draw:formula="?f135 - ?f68"/><draw:equation draw:name="f148" draw:formula="?f137 - ?f70"/><draw:equation draw:name="f149" draw:formula="?f147 - ?f32"/><draw:equation draw:name="f150" draw:formula="?f148 - ?f45"/><draw:equation draw:name="f151" draw:formula="?f147 + ?f32"/><draw:equation draw:name="f152" draw:formula="?f148 + ?f45"/><draw:equation draw:name="f153" draw:formula="?f146 + ?f2"/><draw:equation draw:name="f154" draw:formula="?f153 * ?f10 / ?f1"/><draw:equation draw:name="f155" draw:formula="0 - ?f154"/><draw:equation draw:name="f156" draw:formula="cos(?f155)"/><draw:equation draw:name="f157" draw:formula="0 - ?f156"/><draw:equation draw:name="f158" draw:formula="?f157 * ?f32"/><draw:equation draw:name="f159" draw:formula="sin(?f155)"/><draw:equation draw:name="f160" draw:formula="0 - ?f159"/><draw:equation draw:name="f161" draw:formula="?f160 * ?f45"/><draw:equation draw:name="f162" draw:formula="sqrt(?f158 * ?f158 + ?f161 * ?f161 + 0 * 0)"/><draw:equation draw:name="f163" draw:formula="?f32 * ?f45 / ?f162"/><draw:equation draw:name="f164" draw:formula="?f160 * ?f163"/><draw:equation draw:name="f165" draw:formula="?f147 + ?f164"/><draw:equation draw:name="f166" draw:formula="?f157 * ?f163"/><draw:equation draw:name="f167" draw:formula="?f148 + ?f166"/><draw:equation draw:name="f168" draw:formula="if(?f102, ?f135, ?f149)"/><draw:equation draw:name="f169" draw:formula="if(?f102, ?f137, ?f150)"/><draw:equation draw:name="f170" draw:formula="if(?f102, ?f135, ?f151)"/><draw:equation draw:name="f171" draw:formula="if(?f102, ?f137, ?f152)"/><draw:equation draw:name="f172" draw:formula="if(?f102, ?f149, ?f165)"/><draw:equation draw:name="f173" draw:formula="if(?f102, ?f150, ?f167)"/><draw:equation draw:name="f174" draw:formula="if(?f102, ?f151, ?f165)"/><draw:equation draw:name="f175" draw:formula="if(?f102, ?f152, ?f167)"/><draw:equation draw:name="f176" draw:formula="?f11 + ?f55"/><draw:equation draw:name="f177" draw:formula="?f11 + ?f2"/><draw:equation draw:name="f178" draw:formula="?f177 * ?f10 / ?f1"/><draw:equation draw:name="f179" draw:formula="0 - ?f178"/><draw:equation draw:name="f180" draw:formula="cos(?f179)"/><draw:equation draw:name="f181" draw:formula="0 - ?f180"/><draw:equation draw:name="f182" draw:formula="?f181 * ?f32"/><draw:equation draw:name="f183" draw:formula="sin(?f179)"/><draw:equation draw:name="f184" draw:formula="0 - ?f183"/><draw:equation draw:name="f185" draw:formula="?f184 * ?f45"/><draw:equation draw:name="f186" draw:formula="sqrt(?f182 * ?f182 + ?f185 * ?f185 + 0 * 0)"/><draw:equation draw:name="f187" draw:formula="?f32 * ?f45 / ?f186"/><draw:equation draw:name="f188" draw:formula="?f184 * ?f187"/><draw:equation draw:name="f189" draw:formula="?f28 - ?f188"/><draw:equation draw:name="f190" draw:formula="?f181 * ?f187"/><draw:equation draw:name="f191" draw:formula="?f44 - ?f190"/><draw:equation draw:name="f192" draw:formula="?f189 - ?f32"/><draw:equation draw:name="f193" draw:formula="?f191 - ?f45"/><draw:equation draw:name="f194" draw:formula="?f189 + ?f32"/><draw:equation draw:name="f195" draw:formula="?f191 + ?f45"/><draw:equation draw:name="f196" draw:formula="?f176 + ?f2"/><draw:equation draw:name="f197" draw:formula="?f196 * ?f10 / ?f1"/><draw:equation draw:name="f198" draw:formula="0 - ?f197"/><draw:equation draw:name="f199" draw:formula="cos(?f198)"/><draw:equation draw:name="f200" draw:formula="0 - ?f199"/><draw:equation draw:name="f201" draw:formula="?f200 * ?f32"/><draw:equation draw:name="f202" draw:formula="sin(?f198)"/><draw:equation draw:name="f203" draw:formula="0 - ?f202"/><draw:equation draw:name="f204" draw:formula="?f203 * ?f45"/><draw:equation draw:name="f205" draw:formula="sqrt(?f201 * ?f201 + ?f204 * ?f204 + 0 * 0)"/><draw:equation draw:name="f206" draw:formula="?f32 * ?f45 / ?f205"/><draw:equation draw:name="f207" draw:formula="?f203 * ?f206"/><draw:equation draw:name="f208" draw:formula="?f189 + ?f207"/><draw:equation draw:name="f209" draw:formula="?f200 * ?f206"/><draw:equation draw:name="f210" draw:formula="?f191 + ?f209"/><draw:equation draw:name="f211" draw:formula="if(?f55, ?f28, ?f192)"/><draw:equation draw:name="f212" draw:formula="if(?f55, ?f44, ?f193)"/><draw:equation draw:name="f213" draw:formula="if(?f55, ?f28, ?f194)"/><draw:equation draw:name="f214" draw:formula="if(?f55, ?f44, ?f195)"/><draw:equation draw:name="f215" draw:formula="if(?f55, ?f192, ?f208)"/><draw:equation draw:name="f216" draw:formula="if(?f55, ?f193, ?f210)"/><draw:equation draw:name="f217" draw:formula="if(?f55, ?f194, ?f208)"/><draw:equation draw:name="f218" draw:formula="if(?f55, ?f195, ?f210)"/></draw:enhanced-geometry></draw:custom-shape></text:p>
      <text:p text:style-name="Normal">-Press hombros con manc<text:s/>8/8/6/6</text:p>
      <text:p text:style-name="Normal">-Biceps concentrado a 1 brazo<text:s/>8/8/6/6</text:p>
      <text:p text:style-name="Normal">-Triceps tras nuca a 1 brazo<text:s/>8/8/6/6</text:p>
      <text:p text:style-name="Normal"/>
      <text:p text:style-name="Normal">Circuito final: (realizar 4 vueltas de los 4 ej. en orden continuos. Pausa 1` entre vuelta y vuelta.</text:p>
      <text:list text:style-name="LFO2" text:continue-numbering="true">
        <text:list-item>
          <text:p text:style-name="P9">Jumping jacks 20r</text:p>
        </text:list-item>
        <text:list-item>
          <text:p text:style-name="P10">Remo con barra inclinado 8rç</text:p>
        </text:list-item>
        <text:list-item>
          <text:p text:style-name="P11">Mountain climbers 30r</text:p>
        </text:list-item>
        <text:list-item>
          <text:p text:style-name="P12">Flexiones de brazo mantengo 3” isométrico abajo y subo explosivo 8r</text:p>
        </text:list-item>
      </text:list>
      <text:p text:style-name="Normal"/>
      <text:p text:style-name="Normal">Observaciones:</text:p>
      <text:p text:style-name="Normal">-Siempre que llego a la última repetición de cada ejercicio, intentar llegar al fallo.</text:p>
      <text:p text:style-name="Normal">-En tren inferior trabajamos por el momento hasta 6 repeticiones<text:s/>las primeras 2 semanas, las ultimas 2 semanas trabajamos 6/6/4/4 aumentando la carga en las últimas dos series.</text:p>
      <text:p text:style-name="Normal">SEMANA 1: 6/6/6/6</text:p>
      <text:p text:style-name="Normal">SEMANA 2: 6/6/6/6</text:p>
      <text:p text:style-name="Normal">SEMANA 3: 6/6/4/4</text:p>
      <text:p text:style-name="Normal">SEMANA 4: 6/6/4/4</text:p>
      <text:p text:style-name="Normal">-En tren superior: cuando<text:s/>baja<text:s/>el<text:s/>número<text:s/>de repeticiones, aumentamos la carga, siempre llegando a la última repetición de cada serie al fallo. No sirve hacer repeticiones y que me sobre la fuerza. Si pasa esto aumentar la carga, PRIORIZANDO siempre la técnica de los ejercicios.</text:p>
      <text:p text:style-name="Normal">SEMANA 1: 8/8/6/6<text:s/></text:p>
      <text:p text:style-name="Normal">SEMANA 2: 8/8/6/6</text:p>
      <text:p text:style-name="Normal">SEMANA 3: 10/10/8/8</text:p>
      <text:p text:style-name="Normal">SEMANA 4: 10/10/8/8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tina Dorado</meta:initial-creator>
    <dc:creator>Martina Dorado</dc:creator>
    <meta:creation-date>2022-10-02T21:04:00Z</meta:creation-date>
    <dc:date>2022-10-02T22:55:00Z</dc:date>
    <meta:template xlink:href="Normal" xlink:type="simple"/>
    <meta:editing-cycles>2</meta:editing-cycles>
    <meta:editing-duration>PT6600S</meta:editing-duration>
    <meta:document-statistic meta:page-count="4" meta:paragraph-count="6" meta:word-count="488" meta:character-count="3168" meta:row-count="22" meta:non-whitespace-character-count="2686"/>
  </office:meta>
</office:document-meta>
</file>